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6cm" svg:height="8.988cm" svg:x="11.673cm" svg:y="32.317cm">
            <draw:object draw:notify-on-update-of-ranges="Лист1.B2:Лист1.B29 Лист1.C1:Лист1.C1 Лист1.C2:Лист1.C29 Лист1.B2:Лист1.B29 Лист1.D1:Лист1.D1 Лист1.D2:Лист1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13.803cm" svg:y="17.524cm">
            <draw:object draw:notify-on-update-of-ranges="Лист1.M2:Лист1.M29 Лист1.K1:Лист1.K1 Лист1.K2:Лист1.K29 Лист1.N2:Лист1.N29 Лист1.L1:Лист1.L1 Лист1.L2:Лист1.L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11cm" svg:x="8.356cm" svg:y="45.136cm">
            <draw:object draw:notify-on-update-of-ranges="Лист1.D44:Лист1.D46 Лист1.A43:Лист1.A43 Лист1.A44:Лист1.A46 Лист1.B43:Лист1.B43 Лист1.B44:Лист1.B46 Лист1.D44:Лист1.D46 Лист1.D43:Лист1.D43 Лист1.A47:Лист1.A47 Лист1.D47:Лист1.D47 Лист1.D43:Лист1.D43 Лист1.B47:Лист1.B47 Лист1.D47:Лист1.D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2фи1</text:p>
          </table:table-cell>
          <table:table-cell office:value-type="string" calcext:value-type="string">
            <text:p>фи1</text:p>
          </table:table-cell>
          <table:table-cell office:value-type="string" calcext:value-type="string">
            <text:p>угол падения обыкновенной волны</text:p>
          </table:table-cell>
          <table:table-cell office:value-type="string" calcext:value-type="string">
            <text:p>угол падения необыкновенной волны</text:p>
          </table:table-cell>
          <table:table-cell office:value-type="string" calcext:value-type="string">
            <text:p>180 — фио</text:p>
          </table:table-cell>
          <table:table-cell office:value-type="string" calcext:value-type="string">
            <text:p>180 — фие</text:p>
          </table:table-cell>
          <table:table-cell office:value-type="string" calcext:value-type="string">
            <text:p>sinфио</text:p>
          </table:table-cell>
          <table:table-cell office:value-type="string" calcext:value-type="string">
            <text:p>sinфие</text:p>
          </table:table-cell>
          <table:table-cell office:value-type="string" calcext:value-type="string">
            <text:p>фи2(о)</text:p>
          </table:table-cell>
          <table:table-cell office:value-type="string" calcext:value-type="string">
            <text:p>фи2(е)</text:p>
          </table:table-cell>
          <table:table-cell office:value-type="string" calcext:value-type="string">
            <text:p>обыкновенная волна</text:p>
          </table:table-cell>
          <table:table-cell office:value-type="string" calcext:value-type="string">
            <text:p>необыкновенная волна</text:p>
          </table:table-cell>
          <table:table-cell office:value-type="string" calcext:value-type="string">
            <text:p>Cos^2 thetao</text:p>
          </table:table-cell>
          <table:table-cell office:value-type="string" calcext:value-type="string">
            <text:p>Cos^2 thetae</text:p>
          </table:table-cell>
          <table:table-cell office:value-type="string" calcext:value-type="string">
            <text:p>пси мин</text:p>
          </table:table-cell>
          <table:table-cell office:value-type="string" calcext:value-type="string">
            <text:p>сигма n</text:p>
          </table:table-cell>
          <table:table-cell office:value-type="string" calcext:value-type="string">
            <text:p>сигма косинус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]/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180 - [.F2]"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table:formula="of:=SIN([.C2]*PI()/180)" office:value-type="float" office:value="0.669130606358858" calcext:value-type="float">
            <text:p>0,669130606358858</text:p>
          </table:table-cell>
          <table:table-cell table:formula="of:=SIN([.D2]*PI()/180)" office:value-type="float" office:value="0.422618261740699" calcext:value-type="float">
            <text:p>0,422618261740699</text:p>
          </table:table-cell>
          <table:table-cell table:formula="of:=(38 + [.C2] - [.B2])" office:value-type="float" office:value="78" calcext:value-type="float">
            <text:p>78</text:p>
          </table:table-cell>
          <table:table-cell table:formula="of:= (38 + [.D2] - [.B2])" office:value-type="float" office:value="61" calcext:value-type="float">
            <text:p>61</text:p>
          </table:table-cell>
          <table:table-cell table:formula="of:=((1/(SIN(38*PI()/180)))*(SQRT(SIN([.$B2]*PI()/180)*SIN([.$B2]*PI()/180) +SIN([.I2]*PI()/180)*SIN([.I2]*PI()/180) + 2*SIN([.$B2]*PI()/180)*SIN([.I2]*PI()/180)*COS(38*PI()/180))))" office:value-type="float" office:value="1.63381716575062" calcext:value-type="float">
            <text:p>1,63381716575062</text:p>
          </table:table-cell>
          <table:table-cell table:formula="of:=((1/(SIN(38*PI()/180)))*(SQRT(SIN([.$B2]*PI()/180)*SIN([.$B2]*PI()/180) +SIN([.J2]*PI()/180)*SIN([.J2]*PI()/180) + 2*SIN([.$B2]*PI()/180)*SIN([.J2]*PI()/180)*COS(38*PI()/180))))" office:value-type="float" office:value="1.46570276124979" calcext:value-type="float">
            <text:p>1,46570276124979</text:p>
          </table:table-cell>
          <table:table-cell table:formula="of:=(SIN([.B2]*PI()/180)/[.K2])*(SIN([.B2]*PI()/180)/[.K2])/([.K2]*[.K2])" office:value-type="float" office:value="0.000170932446697558" calcext:value-type="float">
            <text:p>0,000170932446698</text:p>
          </table:table-cell>
          <table:table-cell table:formula="of:=(SIN([.B2]*PI()/180)/[.L2])*(SIN([.B2]*PI()/180)/[.L2])/([.L2]*[.L2])" office:value-type="float" office:value="0.000263909305433932" calcext:value-type="float">
            <text:p>0,000263909305434</text:p>
          </table:table-cell>
          <table:table-cell table:formula="of:=[.A2] - 38" office:value-type="float" office:value="-34" calcext:value-type="float">
            <text:p>-34</text:p>
          </table:table-cell>
          <table:table-cell table:formula="of:=0.5*SQRT(2*SIN([.B2]*PI()/180)*COS([.B2]*PI()/180) + SIN([.I2]*PI()/180)*COS([.I2]*PI()/180))* 0.05" office:value-type="float" office:value="0.013065335703734" calcext:value-type="float">
            <text:p>0,013065335703734</text:p>
          </table:table-cell>
          <table:table-cell table:formula="of:=([.P2]*COS([.B2]*PI()/180)*0.05 + [.K2]*SIN([.B2]*PI()/180)*0.05)" office:value-type="float" office:value="0.003503838672142" calcext:value-type="float">
            <text:p>0,0035038386721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]/2" office:value-type="float" office:value="4" calcext:value-type="float">
            <text:p>4</text:p>
          </table:table-cell>
          <table:table-cell table:formula="of:=180 - [.E3]" office:value-type="float" office:value="38" calcext:value-type="float">
            <text:p>38</text:p>
          </table:table-cell>
          <table:table-cell table:formula="of:=180 - [.F3]" office:value-type="float" office:value="24" calcext:value-type="float">
            <text:p>24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table:formula="of:=SIN([.C3]*PI()/180)" office:value-type="float" office:value="0.615661475325658" calcext:value-type="float">
            <text:p>0,615661475325658</text:p>
          </table:table-cell>
          <table:table-cell table:formula="of:=SIN([.D3]*PI()/180)" office:value-type="float" office:value="0.4067366430758" calcext:value-type="float">
            <text:p>0,4067366430758</text:p>
          </table:table-cell>
          <table:table-cell table:formula="of:=(38 + [.C3] - [.B3])" office:value-type="float" office:value="72" calcext:value-type="float">
            <text:p>72</text:p>
          </table:table-cell>
          <table:table-cell table:formula="of:= (38 + [.D3] - [.B3])" office:value-type="float" office:value="58" calcext:value-type="float">
            <text:p>58</text:p>
          </table:table-cell>
          <table:table-cell table:formula="of:=((1/(SIN(38*PI()/180)))*(SQRT(SIN([.$B3]*PI()/180)*SIN([.$B3]*PI()/180) +SIN([.I3]*PI()/180)*SIN([.I3]*PI()/180) + 2*SIN([.$B3]*PI()/180)*SIN([.I3]*PI()/180)*COS(38*PI()/180))))" office:value-type="float" office:value="1.63554430975555" calcext:value-type="float">
            <text:p>1,63554430975555</text:p>
          </table:table-cell>
          <table:table-cell table:formula="of:=((1/(SIN(38*PI()/180)))*(SQRT(SIN([.$B3]*PI()/180)*SIN([.$B3]*PI()/180) +SIN([.J3]*PI()/180)*SIN([.J3]*PI()/180) + 2*SIN([.$B3]*PI()/180)*SIN([.J3]*PI()/180)*COS(38*PI()/180))))" office:value-type="float" office:value="1.46840048520883" calcext:value-type="float">
            <text:p>1,46840048520883</text:p>
          </table:table-cell>
          <table:table-cell table:formula="of:=(SIN([.B3]*PI()/180)/[.K3])*(SIN([.B3]*PI()/180)/[.K3])/([.K3]*[.K3])" office:value-type="float" office:value="0.000680017014657704" calcext:value-type="float">
            <text:p>0,000680017014658</text:p>
          </table:table-cell>
          <table:table-cell table:formula="of:=(SIN([.B3]*PI()/180)/[.L3])*(SIN([.B3]*PI()/180)/[.L3])/([.L3]*[.L3])" office:value-type="float" office:value="0.0010466246515153" calcext:value-type="float">
            <text:p>0,001046624651515</text:p>
          </table:table-cell>
          <table:table-cell table:formula="of:=[.A3] - 38" office:value-type="float" office:value="-30" calcext:value-type="float">
            <text:p>-30</text:p>
          </table:table-cell>
          <table:table-cell table:formula="of:=0.5*SQRT(2*SIN([.B3]*PI()/180)*COS([.B3]*PI()/180) + SIN([.I3]*PI()/180)*COS([.I3]*PI()/180))* 0.05" office:value-type="float" office:value="0.0164519323923191" calcext:value-type="float">
            <text:p>0,016451932392319</text:p>
          </table:table-cell>
          <table:table-cell table:formula="of:=([.P3]*COS([.B3]*PI()/180)*0.05 + [.K3]*SIN([.B3]*PI()/180)*0.05)" office:value-type="float" office:value="0.00652508300063496" calcext:value-type="float">
            <text:p>0,0065250830006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2" office:value-type="float" office:value="5" calcext:value-type="float">
            <text:p>5</text:p>
          </table:table-cell>
          <table:table-cell table:formula="of:=180 - [.E4]" office:value-type="float" office:value="37" calcext:value-type="float">
            <text:p>37</text:p>
          </table:table-cell>
          <table:table-cell table:formula="of:=180 - [.F4]" office:value-type="float" office:value="23.5" calcext:value-type="float">
            <text:p>23,5</text:p>
          </table:table-cell>
          <table:table-cell office:value-type="float" office:value="143" calcext:value-type="float">
            <text:p>143</text:p>
          </table:table-cell>
          <table:table-cell office:value-type="float" office:value="156.5" calcext:value-type="float">
            <text:p>156,5</text:p>
          </table:table-cell>
          <table:table-cell table:formula="of:=SIN([.C4]*PI()/180)" office:value-type="float" office:value="0.601815023152048" calcext:value-type="float">
            <text:p>0,601815023152048</text:p>
          </table:table-cell>
          <table:table-cell table:formula="of:=SIN([.D4]*PI()/180)" office:value-type="float" office:value="0.398749068925246" calcext:value-type="float">
            <text:p>0,398749068925246</text:p>
          </table:table-cell>
          <table:table-cell table:formula="of:=(38 + [.C4] - [.B4])" office:value-type="float" office:value="70" calcext:value-type="float">
            <text:p>70</text:p>
          </table:table-cell>
          <table:table-cell table:formula="of:= (38 + [.D4] - [.B4])" office:value-type="float" office:value="56.5" calcext:value-type="float">
            <text:p>56,5</text:p>
          </table:table-cell>
          <table:table-cell table:formula="of:=((1/(SIN(38*PI()/180)))*(SQRT(SIN([.$B4]*PI()/180)*SIN([.$B4]*PI()/180) +SIN([.I4]*PI()/180)*SIN([.I4]*PI()/180) + 2*SIN([.$B4]*PI()/180)*SIN([.I4]*PI()/180)*COS(38*PI()/180))))" office:value-type="float" office:value="1.64018535429762" calcext:value-type="float">
            <text:p>1,64018535429762</text:p>
          </table:table-cell>
          <table:table-cell table:formula="of:=((1/(SIN(38*PI()/180)))*(SQRT(SIN([.$B4]*PI()/180)*SIN([.$B4]*PI()/180) +SIN([.J4]*PI()/180)*SIN([.J4]*PI()/180) + 2*SIN([.$B4]*PI()/180)*SIN([.J4]*PI()/180)*COS(38*PI()/180))))" office:value-type="float" office:value="1.46859782212784" calcext:value-type="float">
            <text:p>1,46859782212784</text:p>
          </table:table-cell>
          <table:table-cell table:formula="of:=(SIN([.B4]*PI()/180)/[.K4])*(SIN([.B4]*PI()/180)/[.K4])/([.K4]*[.K4])" office:value-type="float" office:value="0.00104959148348791" calcext:value-type="float">
            <text:p>0,001049591483488</text:p>
          </table:table-cell>
          <table:table-cell table:formula="of:=(SIN([.B4]*PI()/180)/[.L4])*(SIN([.B4]*PI()/180)/[.L4])/([.L4]*[.L4])" office:value-type="float" office:value="0.00163297861482621" calcext:value-type="float">
            <text:p>0,001632978614826</text:p>
          </table:table-cell>
          <table:table-cell table:formula="of:=[.A4] - 38" office:value-type="float" office:value="-28" calcext:value-type="float">
            <text:p>-28</text:p>
          </table:table-cell>
          <table:table-cell table:formula="of:=0.5*SQRT(2*SIN([.B4]*PI()/180)*COS([.B4]*PI()/180) + SIN([.I4]*PI()/180)*COS([.I4]*PI()/180))* 0.05" office:value-type="float" office:value="0.0175898049752939" calcext:value-type="float">
            <text:p>0,017589804975294</text:p>
          </table:table-cell>
          <table:table-cell table:formula="of:=([.P4]*COS([.B4]*PI()/180)*0.05 + [.K4]*SIN([.B4]*PI()/180)*0.05)" office:value-type="float" office:value="0.00802372216272477" calcext:value-type="float">
            <text:p>0,0080237221627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5]/2" office:value-type="float" office:value="7.5" calcext:value-type="float">
            <text:p>7,5</text:p>
          </table:table-cell>
          <table:table-cell table:formula="of:=180 - [.E5]" office:value-type="float" office:value="34" calcext:value-type="float">
            <text:p>34</text:p>
          </table:table-cell>
          <table:table-cell table:formula="of:=180 - [.F5]" office:value-type="float" office:value="22.5" calcext:value-type="float">
            <text:p>22,5</text:p>
          </table:table-cell>
          <table:table-cell office:value-type="float" office:value="146" calcext:value-type="float">
            <text:p>146</text:p>
          </table:table-cell>
          <table:table-cell office:value-type="float" office:value="157.5" calcext:value-type="float">
            <text:p>157,5</text:p>
          </table:table-cell>
          <table:table-cell table:formula="of:=SIN([.C5]*PI()/180)" office:value-type="float" office:value="0.559192903470747" calcext:value-type="float">
            <text:p>0,559192903470747</text:p>
          </table:table-cell>
          <table:table-cell table:formula="of:=SIN([.D5]*PI()/180)" office:value-type="float" office:value="0.38268343236509" calcext:value-type="float">
            <text:p>0,38268343236509</text:p>
          </table:table-cell>
          <table:table-cell table:formula="of:=(38 + [.C5] - [.B5])" office:value-type="float" office:value="64.5" calcext:value-type="float">
            <text:p>64,5</text:p>
          </table:table-cell>
          <table:table-cell table:formula="of:= (38 + [.D5] - [.B5])" office:value-type="float" office:value="53" calcext:value-type="float">
            <text:p>53</text:p>
          </table:table-cell>
          <table:table-cell table:formula="of:=((1/(SIN(38*PI()/180)))*(SQRT(SIN([.$B5]*PI()/180)*SIN([.$B5]*PI()/180) +SIN([.I5]*PI()/180)*SIN([.I5]*PI()/180) + 2*SIN([.$B5]*PI()/180)*SIN([.I5]*PI()/180)*COS(38*PI()/180))))" office:value-type="float" office:value="1.63831527879117" calcext:value-type="float">
            <text:p>1,63831527879117</text:p>
          </table:table-cell>
          <table:table-cell table:formula="of:=((1/(SIN(38*PI()/180)))*(SQRT(SIN([.$B5]*PI()/180)*SIN([.$B5]*PI()/180) +SIN([.J5]*PI()/180)*SIN([.J5]*PI()/180) + 2*SIN([.$B5]*PI()/180)*SIN([.J5]*PI()/180)*COS(38*PI()/180))))" office:value-type="float" office:value="1.47007111774837" calcext:value-type="float">
            <text:p>1,47007111774837</text:p>
          </table:table-cell>
          <table:table-cell table:formula="of:=(SIN([.B5]*PI()/180)/[.K5])*(SIN([.B5]*PI()/180)/[.K5])/([.K5]*[.K5])" office:value-type="float" office:value="0.002364859869483" calcext:value-type="float">
            <text:p>0,002364859869483</text:p>
          </table:table-cell>
          <table:table-cell table:formula="of:=(SIN([.B5]*PI()/180)/[.L5])*(SIN([.B5]*PI()/180)/[.L5])/([.L5]*[.L5])" office:value-type="float" office:value="0.00364789187204947" calcext:value-type="float">
            <text:p>0,003647891872049</text:p>
          </table:table-cell>
          <table:table-cell table:formula="of:=[.A5] - 38" office:value-type="float" office:value="-23" calcext:value-type="float">
            <text:p>-23</text:p>
          </table:table-cell>
          <table:table-cell table:formula="of:=0.5*SQRT(2*SIN([.B5]*PI()/180)*COS([.B5]*PI()/180) + SIN([.I5]*PI()/180)*COS([.I5]*PI()/180))* 0.05" office:value-type="float" office:value="0.0201151688072554" calcext:value-type="float">
            <text:p>0,020115168807255</text:p>
          </table:table-cell>
          <table:table-cell table:formula="of:=([.P5]*COS([.B5]*PI()/180)*0.05 + [.K5]*SIN([.B5]*PI()/180)*0.05)" office:value-type="float" office:value="0.0116893067873082" calcext:value-type="float">
            <text:p>0,0116893067873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6]/2" office:value-type="float" office:value="10" calcext:value-type="float">
            <text:p>10</text:p>
          </table:table-cell>
          <table:table-cell table:formula="of:=180 - [.E6]" office:value-type="float" office:value="32" calcext:value-type="float">
            <text:p>32</text:p>
          </table:table-cell>
          <table:table-cell table:formula="of:=180 - [.F6]"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table:formula="of:=SIN([.C6]*PI()/180)" office:value-type="float" office:value="0.529919264233205" calcext:value-type="float">
            <text:p>0,529919264233205</text:p>
          </table:table-cell>
          <table:table-cell table:formula="of:=SIN([.D6]*PI()/180)" office:value-type="float" office:value="0.374606593415912" calcext:value-type="float">
            <text:p>0,374606593415912</text:p>
          </table:table-cell>
          <table:table-cell table:formula="of:=(38 + [.C6] - [.B6])" office:value-type="float" office:value="60" calcext:value-type="float">
            <text:p>60</text:p>
          </table:table-cell>
          <table:table-cell table:formula="of:= (38 + [.D6] - [.B6])" office:value-type="float" office:value="50" calcext:value-type="float">
            <text:p>50</text:p>
          </table:table-cell>
          <table:table-cell table:formula="of:=((1/(SIN(38*PI()/180)))*(SQRT(SIN([.$B6]*PI()/180)*SIN([.$B6]*PI()/180) +SIN([.I6]*PI()/180)*SIN([.I6]*PI()/180) + 2*SIN([.$B6]*PI()/180)*SIN([.I6]*PI()/180)*COS(38*PI()/180))))" office:value-type="float" office:value="1.6381475555273" calcext:value-type="float">
            <text:p>1,6381475555273</text:p>
          </table:table-cell>
          <table:table-cell table:formula="of:=((1/(SIN(38*PI()/180)))*(SQRT(SIN([.$B6]*PI()/180)*SIN([.$B6]*PI()/180) +SIN([.J6]*PI()/180)*SIN([.J6]*PI()/180) + 2*SIN([.$B6]*PI()/180)*SIN([.J6]*PI()/180)*COS(38*PI()/180))))" office:value-type="float" office:value="1.47676685817628" calcext:value-type="float">
            <text:p>1,47676685817628</text:p>
          </table:table-cell>
          <table:table-cell table:formula="of:=(SIN([.B6]*PI()/180)/[.K6])*(SIN([.B6]*PI()/180)/[.K6])/([.K6]*[.K6])" office:value-type="float" office:value="0.00418724514439755" calcext:value-type="float">
            <text:p>0,004187245144398</text:p>
          </table:table-cell>
          <table:table-cell table:formula="of:=(SIN([.B6]*PI()/180)/[.L6])*(SIN([.B6]*PI()/180)/[.L6])/([.L6]*[.L6])" office:value-type="float" office:value="0.00634005040821648" calcext:value-type="float">
            <text:p>0,006340050408216</text:p>
          </table:table-cell>
          <table:table-cell table:formula="of:=[.A6] - 38" office:value-type="float" office:value="-18" calcext:value-type="float">
            <text:p>-18</text:p>
          </table:table-cell>
          <table:table-cell table:formula="of:=0.5*SQRT(2*SIN([.B6]*PI()/180)*COS([.B6]*PI()/180) + SIN([.I6]*PI()/180)*COS([.I6]*PI()/180))* 0.05" office:value-type="float" office:value="0.0220089874428875" calcext:value-type="float">
            <text:p>0,022008987442888</text:p>
          </table:table-cell>
          <table:table-cell table:formula="of:=([.P6]*COS([.B6]*PI()/180)*0.05 + [.K6]*SIN([.B6]*PI()/180)*0.05)" office:value-type="float" office:value="0.0153067979618278" calcext:value-type="float">
            <text:p>0,0153067979618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7]/2" office:value-type="float" office:value="15" calcext:value-type="float">
            <text:p>15</text:p>
          </table:table-cell>
          <table:table-cell table:formula="of:=180 - [.E7]" office:value-type="float" office:value="29" calcext:value-type="float">
            <text:p>29</text:p>
          </table:table-cell>
          <table:table-cell table:formula="of:=180 - [.F7]"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table:formula="of:=SIN([.C7]*PI()/180)" office:value-type="float" office:value="0.484809620246337" calcext:value-type="float">
            <text:p>0,484809620246337</text:p>
          </table:table-cell>
          <table:table-cell table:formula="of:=SIN([.D7]*PI()/180)" office:value-type="float" office:value="0.3583679495453" calcext:value-type="float">
            <text:p>0,3583679495453</text:p>
          </table:table-cell>
          <table:table-cell table:formula="of:=(38 + [.C7] - [.B7])" office:value-type="float" office:value="52" calcext:value-type="float">
            <text:p>52</text:p>
          </table:table-cell>
          <table:table-cell table:formula="of:= (38 + [.D7] - [.B7])" office:value-type="float" office:value="44" calcext:value-type="float">
            <text:p>44</text:p>
          </table:table-cell>
          <table:table-cell table:formula="of:=((1/(SIN(38*PI()/180)))*(SQRT(SIN([.$B7]*PI()/180)*SIN([.$B7]*PI()/180) +SIN([.I7]*PI()/180)*SIN([.I7]*PI()/180) + 2*SIN([.$B7]*PI()/180)*SIN([.I7]*PI()/180)*COS(38*PI()/180))))" office:value-type="float" office:value="1.63187032649035" calcext:value-type="float">
            <text:p>1,63187032649035</text:p>
          </table:table-cell>
          <table:table-cell table:formula="of:=((1/(SIN(38*PI()/180)))*(SQRT(SIN([.$B7]*PI()/180)*SIN([.$B7]*PI()/180) +SIN([.J7]*PI()/180)*SIN([.J7]*PI()/180) + 2*SIN([.$B7]*PI()/180)*SIN([.J7]*PI()/180)*COS(38*PI()/180))))" office:value-type="float" office:value="1.4823552627192" calcext:value-type="float">
            <text:p>1,4823552627192</text:p>
          </table:table-cell>
          <table:table-cell table:formula="of:=(SIN([.B7]*PI()/180)/[.K7])*(SIN([.B7]*PI()/180)/[.K7])/([.K7]*[.K7])" office:value-type="float" office:value="0.00944604215903557" calcext:value-type="float">
            <text:p>0,009446042159036</text:p>
          </table:table-cell>
          <table:table-cell table:formula="of:=(SIN([.B7]*PI()/180)/[.L7])*(SIN([.B7]*PI()/180)/[.L7])/([.L7]*[.L7])" office:value-type="float" office:value="0.0138734113338711" calcext:value-type="float">
            <text:p>0,013873411333871</text:p>
          </table:table-cell>
          <table:table-cell table:formula="of:=[.A7] - 38" office:value-type="float" office:value="-8" calcext:value-type="float">
            <text:p>-8</text:p>
          </table:table-cell>
          <table:table-cell table:formula="of:=0.5*SQRT(2*SIN([.B7]*PI()/180)*COS([.B7]*PI()/180) + SIN([.I7]*PI()/180)*COS([.I7]*PI()/180))* 0.05" office:value-type="float" office:value="0.024813653791033" calcext:value-type="float">
            <text:p>0,024813653791033</text:p>
          </table:table-cell>
          <table:table-cell table:formula="of:=([.P7]*COS([.B7]*PI()/180)*0.05 + [.K7]*SIN([.B7]*PI()/180)*0.05)" office:value-type="float" office:value="0.0223163634337363" calcext:value-type="float">
            <text:p>0,022316363433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8]/2" office:value-type="float" office:value="17.5" calcext:value-type="float">
            <text:p>17,5</text:p>
          </table:table-cell>
          <table:table-cell table:formula="of:=180 - [.E8]" office:value-type="float" office:value="28" calcext:value-type="float">
            <text:p>28</text:p>
          </table:table-cell>
          <table:table-cell table:formula="of:=180 - [.F8]" office:value-type="float" office:value="20.5" calcext:value-type="float">
            <text:p>20,5</text:p>
          </table:table-cell>
          <table:table-cell office:value-type="float" office:value="152" calcext:value-type="float">
            <text:p>152</text:p>
          </table:table-cell>
          <table:table-cell office:value-type="float" office:value="159.5" calcext:value-type="float">
            <text:p>159,5</text:p>
          </table:table-cell>
          <table:table-cell table:formula="of:=SIN([.C8]*PI()/180)" office:value-type="float" office:value="0.469471562785891" calcext:value-type="float">
            <text:p>0,469471562785891</text:p>
          </table:table-cell>
          <table:table-cell table:formula="of:=SIN([.D8]*PI()/180)" office:value-type="float" office:value="0.350207381259467" calcext:value-type="float">
            <text:p>0,350207381259467</text:p>
          </table:table-cell>
          <table:table-cell table:formula="of:=(38 + [.C8] - [.B8])" office:value-type="float" office:value="48.5" calcext:value-type="float">
            <text:p>48,5</text:p>
          </table:table-cell>
          <table:table-cell table:formula="of:= (38 + [.D8] - [.B8])" office:value-type="float" office:value="41" calcext:value-type="float">
            <text:p>41</text:p>
          </table:table-cell>
          <table:table-cell table:formula="of:=((1/(SIN(38*PI()/180)))*(SQRT(SIN([.$B8]*PI()/180)*SIN([.$B8]*PI()/180) +SIN([.I8]*PI()/180)*SIN([.I8]*PI()/180) + 2*SIN([.$B8]*PI()/180)*SIN([.I8]*PI()/180)*COS(38*PI()/180))))" office:value-type="float" office:value="1.62937996904206" calcext:value-type="float">
            <text:p>1,62937996904206</text:p>
          </table:table-cell>
          <table:table-cell table:formula="of:=((1/(SIN(38*PI()/180)))*(SQRT(SIN([.$B8]*PI()/180)*SIN([.$B8]*PI()/180) +SIN([.J8]*PI()/180)*SIN([.J8]*PI()/180) + 2*SIN([.$B8]*PI()/180)*SIN([.J8]*PI()/180)*COS(38*PI()/180))))" office:value-type="float" office:value="1.48134436245159" calcext:value-type="float">
            <text:p>1,48134436245159</text:p>
          </table:table-cell>
          <table:table-cell table:formula="of:=(SIN([.B8]*PI()/180)/[.K8])*(SIN([.B8]*PI()/180)/[.K8])/([.K8]*[.K8])" office:value-type="float" office:value="0.0128290387343429" calcext:value-type="float">
            <text:p>0,012829038734343</text:p>
          </table:table-cell>
          <table:table-cell table:formula="of:=(SIN([.B8]*PI()/180)/[.L8])*(SIN([.B8]*PI()/180)/[.L8])/([.L8]*[.L8])" office:value-type="float" office:value="0.0187784391893589" calcext:value-type="float">
            <text:p>0,018778439189359</text:p>
          </table:table-cell>
          <table:table-cell table:formula="of:=[.A8] - 38" office:value-type="float" office:value="-3" calcext:value-type="float">
            <text:p>-3</text:p>
          </table:table-cell>
          <table:table-cell table:formula="of:=0.5*SQRT(2*SIN([.B8]*PI()/180)*COS([.B8]*PI()/180) + SIN([.I8]*PI()/180)*COS([.I8]*PI()/180))* 0.05" office:value-type="float" office:value="0.0258583824920917" calcext:value-type="float">
            <text:p>0,025858382492092</text:p>
          </table:table-cell>
          <table:table-cell table:formula="of:=([.P8]*COS([.B8]*PI()/180)*0.05 + [.K8]*SIN([.B8]*PI()/180)*0.05)" office:value-type="float" office:value="0.0257312791994339" calcext:value-type="float">
            <text:p>0,0257312791994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]/2" office:value-type="float" office:value="20" calcext:value-type="float">
            <text:p>20</text:p>
          </table:table-cell>
          <table:table-cell table:formula="of:=180 - [.E9]" office:value-type="float" office:value="28" calcext:value-type="float">
            <text:p>28</text:p>
          </table:table-cell>
          <table:table-cell table:formula="of:=180 - [.F9]"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formula="of:=SIN([.C9]*PI()/180)" office:value-type="float" office:value="0.469471562785891" calcext:value-type="float">
            <text:p>0,469471562785891</text:p>
          </table:table-cell>
          <table:table-cell table:formula="of:=SIN([.D9]*PI()/180)" office:value-type="float" office:value="0.342020143325669" calcext:value-type="float">
            <text:p>0,342020143325669</text:p>
          </table:table-cell>
          <table:table-cell table:formula="of:=(38 + [.C9] - [.B9])" office:value-type="float" office:value="46" calcext:value-type="float">
            <text:p>46</text:p>
          </table:table-cell>
          <table:table-cell table:formula="of:= (38 + [.D9] - [.B9])" office:value-type="float" office:value="38" calcext:value-type="float">
            <text:p>38</text:p>
          </table:table-cell>
          <table:table-cell table:formula="of:=((1/(SIN(38*PI()/180)))*(SQRT(SIN([.$B9]*PI()/180)*SIN([.$B9]*PI()/180) +SIN([.I9]*PI()/180)*SIN([.I9]*PI()/180) + 2*SIN([.$B9]*PI()/180)*SIN([.I9]*PI()/180)*COS(38*PI()/180))))" office:value-type="float" office:value="1.64217882315227" calcext:value-type="float">
            <text:p>1,64217882315227</text:p>
          </table:table-cell>
          <table:table-cell table:formula="of:=((1/(SIN(38*PI()/180)))*(SQRT(SIN([.$B9]*PI()/180)*SIN([.$B9]*PI()/180) +SIN([.J9]*PI()/180)*SIN([.J9]*PI()/180) + 2*SIN([.$B9]*PI()/180)*SIN([.J9]*PI()/180)*COS(38*PI()/180))))" office:value-type="float" office:value="1.47788644117644" calcext:value-type="float">
            <text:p>1,47788644117644</text:p>
          </table:table-cell>
          <table:table-cell table:formula="of:=(SIN([.B9]*PI()/180)/[.K9])*(SIN([.B9]*PI()/180)/[.K9])/([.K9]*[.K9])" office:value-type="float" office:value="0.0160850190611368" calcext:value-type="float">
            <text:p>0,016085019061137</text:p>
          </table:table-cell>
          <table:table-cell table:formula="of:=(SIN([.B9]*PI()/180)/[.L9])*(SIN([.B9]*PI()/180)/[.L9])/([.L9]*[.L9])" office:value-type="float" office:value="0.0245210526805889" calcext:value-type="float">
            <text:p>0,024521052680589</text:p>
          </table:table-cell>
          <table:table-cell table:formula="of:=[.A9] - 38" office:value-type="float" office:value="2" calcext:value-type="float">
            <text:p>2</text:p>
          </table:table-cell>
          <table:table-cell table:formula="of:=0.5*SQRT(2*SIN([.B9]*PI()/180)*COS([.B9]*PI()/180) + SIN([.I9]*PI()/180)*COS([.I9]*PI()/180))* 0.05" office:value-type="float" office:value="0.0267217493719546" calcext:value-type="float">
            <text:p>0,026721749371955</text:p>
          </table:table-cell>
          <table:table-cell table:formula="of:=([.P9]*COS([.B9]*PI()/180)*0.05 + [.K9]*SIN([.B9]*PI()/180)*0.05)" office:value-type="float" office:value="0.0293384233580117" calcext:value-type="float">
            <text:p>0,0293384233580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0]/2" office:value-type="float" office:value="22.5" calcext:value-type="float">
            <text:p>22,5</text:p>
          </table:table-cell>
          <table:table-cell table:formula="of:=180 - [.E10]" office:value-type="float" office:value="27" calcext:value-type="float">
            <text:p>27</text:p>
          </table:table-cell>
          <table:table-cell table:formula="of:=180 - [.F10]"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SIN([.C10]*PI()/180)" office:value-type="float" office:value="0.453990499739547" calcext:value-type="float">
            <text:p>0,453990499739547</text:p>
          </table:table-cell>
          <table:table-cell table:formula="of:=SIN([.D10]*PI()/180)" office:value-type="float" office:value="0.342020143325669" calcext:value-type="float">
            <text:p>0,342020143325669</text:p>
          </table:table-cell>
          <table:table-cell table:formula="of:=(38 + [.C10] - [.B10])" office:value-type="float" office:value="42.5" calcext:value-type="float">
            <text:p>42,5</text:p>
          </table:table-cell>
          <table:table-cell table:formula="of:= (38 + [.D10] - [.B10])" office:value-type="float" office:value="35.5" calcext:value-type="float">
            <text:p>35,5</text:p>
          </table:table-cell>
          <table:table-cell table:formula="of:=((1/(SIN(38*PI()/180)))*(SQRT(SIN([.$B10]*PI()/180)*SIN([.$B10]*PI()/180) +SIN([.I10]*PI()/180)*SIN([.I10]*PI()/180) + 2*SIN([.$B10]*PI()/180)*SIN([.I10]*PI()/180)*COS(38*PI()/180))))" office:value-type="float" office:value="1.63263614770003" calcext:value-type="float">
            <text:p>1,63263614770003</text:p>
          </table:table-cell>
          <table:table-cell table:formula="of:=((1/(SIN(38*PI()/180)))*(SQRT(SIN([.$B10]*PI()/180)*SIN([.$B10]*PI()/180) +SIN([.J10]*PI()/180)*SIN([.J10]*PI()/180) + 2*SIN([.$B10]*PI()/180)*SIN([.J10]*PI()/180)*COS(38*PI()/180))))" office:value-type="float" office:value="1.48324737041011" calcext:value-type="float">
            <text:p>1,48324737041011</text:p>
          </table:table-cell>
          <table:table-cell table:formula="of:=(SIN([.B10]*PI()/180)/[.K10])*(SIN([.B10]*PI()/180)/[.K10])/([.K10]*[.K10])" office:value-type="float" office:value="0.0206120738478424" calcext:value-type="float">
            <text:p>0,020612073847842</text:p>
          </table:table-cell>
          <table:table-cell table:formula="of:=(SIN([.B10]*PI()/180)/[.L10])*(SIN([.B10]*PI()/180)/[.L10])/([.L10]*[.L10])" office:value-type="float" office:value="0.0302569378299255" calcext:value-type="float">
            <text:p>0,030256937829926</text:p>
          </table:table-cell>
          <table:table-cell table:formula="of:=[.A10] - 38" office:value-type="float" office:value="7" calcext:value-type="float">
            <text:p>7</text:p>
          </table:table-cell>
          <table:table-cell table:formula="of:=0.5*SQRT(2*SIN([.B10]*PI()/180)*COS([.B10]*PI()/180) + SIN([.I10]*PI()/180)*COS([.I10]*PI()/180))* 0.05" office:value-type="float" office:value="0.027445447371017" calcext:value-type="float">
            <text:p>0,027445447371017</text:p>
          </table:table-cell>
          <table:table-cell table:formula="of:=([.P10]*COS([.B10]*PI()/180)*0.05 + [.K10]*SIN([.B10]*PI()/180)*0.05)" office:value-type="float" office:value="0.0325069545945931" calcext:value-type="float">
            <text:p>0,0325069545945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1]/2" office:value-type="float" office:value="25" calcext:value-type="float">
            <text:p>25</text:p>
          </table:table-cell>
          <table:table-cell table:formula="of:=180 - [.E11]" office:value-type="float" office:value="27" calcext:value-type="float">
            <text:p>27</text:p>
          </table:table-cell>
          <table:table-cell table:formula="of:=180 - [.F11]"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SIN([.C11]*PI()/180)" office:value-type="float" office:value="0.453990499739547" calcext:value-type="float">
            <text:p>0,453990499739547</text:p>
          </table:table-cell>
          <table:table-cell table:formula="of:=SIN([.D11]*PI()/180)" office:value-type="float" office:value="0.342020143325669" calcext:value-type="float">
            <text:p>0,342020143325669</text:p>
          </table:table-cell>
          <table:table-cell table:formula="of:=(38 + [.C11] - [.B11])" office:value-type="float" office:value="40" calcext:value-type="float">
            <text:p>40</text:p>
          </table:table-cell>
          <table:table-cell table:formula="of:= (38 + [.D11] - [.B11])" office:value-type="float" office:value="33" calcext:value-type="float">
            <text:p>33</text:p>
          </table:table-cell>
          <table:table-cell table:formula="of:=((1/(SIN(38*PI()/180)))*(SQRT(SIN([.$B11]*PI()/180)*SIN([.$B11]*PI()/180) +SIN([.I11]*PI()/180)*SIN([.I11]*PI()/180) + 2*SIN([.$B11]*PI()/180)*SIN([.I11]*PI()/180)*COS(38*PI()/180))))" office:value-type="float" office:value="1.64036261874692" calcext:value-type="float">
            <text:p>1,64036261874692</text:p>
          </table:table-cell>
          <table:table-cell table:formula="of:=((1/(SIN(38*PI()/180)))*(SQRT(SIN([.$B11]*PI()/180)*SIN([.$B11]*PI()/180) +SIN([.J11]*PI()/180)*SIN([.J11]*PI()/180) + 2*SIN([.$B11]*PI()/180)*SIN([.J11]*PI()/180)*COS(38*PI()/180))))" office:value-type="float" office:value="1.48689201761668" calcext:value-type="float">
            <text:p>1,48689201761668</text:p>
          </table:table-cell>
          <table:table-cell table:formula="of:=(SIN([.B11]*PI()/180)/[.K11])*(SIN([.B11]*PI()/180)/[.K11])/([.K11]*[.K11])" office:value-type="float" office:value="0.0246681774249987" calcext:value-type="float">
            <text:p>0,024668177424999</text:p>
          </table:table-cell>
          <table:table-cell table:formula="of:=(SIN([.B11]*PI()/180)/[.L11])*(SIN([.B11]*PI()/180)/[.L11])/([.L11]*[.L11])" office:value-type="float" office:value="0.0365408629127517" calcext:value-type="float">
            <text:p>0,036540862912752</text:p>
          </table:table-cell>
          <table:table-cell table:formula="of:=[.A11] - 38" office:value-type="float" office:value="12" calcext:value-type="float">
            <text:p>12</text:p>
          </table:table-cell>
          <table:table-cell table:formula="of:=0.5*SQRT(2*SIN([.B11]*PI()/180)*COS([.B11]*PI()/180) + SIN([.I11]*PI()/180)*COS([.I11]*PI()/180))* 0.05" office:value-type="float" office:value="0.0280451457433488" calcext:value-type="float">
            <text:p>0,028045145743349</text:p>
          </table:table-cell>
          <table:table-cell table:formula="of:=([.P11]*COS([.B11]*PI()/180)*0.05 + [.K11]*SIN([.B11]*PI()/180)*0.05)" office:value-type="float" office:value="0.0359332366267511" calcext:value-type="float">
            <text:p>0,0359332366267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2]/2" office:value-type="float" office:value="27.5" calcext:value-type="float">
            <text:p>27,5</text:p>
          </table:table-cell>
          <table:table-cell table:formula="of:=180 - [.E12]" office:value-type="float" office:value="27" calcext:value-type="float">
            <text:p>27</text:p>
          </table:table-cell>
          <table:table-cell table:formula="of:=180 - [.F12]"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SIN([.C12]*PI()/180)" office:value-type="float" office:value="0.453990499739547" calcext:value-type="float">
            <text:p>0,453990499739547</text:p>
          </table:table-cell>
          <table:table-cell table:formula="of:=SIN([.D12]*PI()/180)" office:value-type="float" office:value="0.342020143325669" calcext:value-type="float">
            <text:p>0,342020143325669</text:p>
          </table:table-cell>
          <table:table-cell table:formula="of:=(38 + [.C12] - [.B12])" office:value-type="float" office:value="37.5" calcext:value-type="float">
            <text:p>37,5</text:p>
          </table:table-cell>
          <table:table-cell table:formula="of:= (38 + [.D12] - [.B12])" office:value-type="float" office:value="30.5" calcext:value-type="float">
            <text:p>30,5</text:p>
          </table:table-cell>
          <table:table-cell table:formula="of:=((1/(SIN(38*PI()/180)))*(SQRT(SIN([.$B12]*PI()/180)*SIN([.$B12]*PI()/180) +SIN([.I12]*PI()/180)*SIN([.I12]*PI()/180) + 2*SIN([.$B12]*PI()/180)*SIN([.I12]*PI()/180)*COS(38*PI()/180))))" office:value-type="float" office:value="1.64590146753501" calcext:value-type="float">
            <text:p>1,64590146753501</text:p>
          </table:table-cell>
          <table:table-cell table:formula="of:=((1/(SIN(38*PI()/180)))*(SQRT(SIN([.$B12]*PI()/180)*SIN([.$B12]*PI()/180) +SIN([.J12]*PI()/180)*SIN([.J12]*PI()/180) + 2*SIN([.$B12]*PI()/180)*SIN([.J12]*PI()/180)*COS(38*PI()/180))))" office:value-type="float" office:value="1.48880531905924" calcext:value-type="float">
            <text:p>1,48880531905924</text:p>
          </table:table-cell>
          <table:table-cell table:formula="of:=(SIN([.B12]*PI()/180)/[.K12])*(SIN([.B12]*PI()/180)/[.K12])/([.K12]*[.K12])" office:value-type="float" office:value="0.0290533268371403" calcext:value-type="float">
            <text:p>0,02905332683714</text:p>
          </table:table-cell>
          <table:table-cell table:formula="of:=(SIN([.B12]*PI()/180)/[.L12])*(SIN([.B12]*PI()/180)/[.L12])/([.L12]*[.L12])" office:value-type="float" office:value="0.0433969844678401" calcext:value-type="float">
            <text:p>0,04339698446784</text:p>
          </table:table-cell>
          <table:table-cell table:formula="of:=[.A12] - 38" office:value-type="float" office:value="17" calcext:value-type="float">
            <text:p>17</text:p>
          </table:table-cell>
          <table:table-cell table:formula="of:=0.5*SQRT(2*SIN([.B12]*PI()/180)*COS([.B12]*PI()/180) + SIN([.I12]*PI()/180)*COS([.I12]*PI()/180))* 0.05" office:value-type="float" office:value="0.0285275629592847" calcext:value-type="float">
            <text:p>0,028527562959285</text:p>
          </table:table-cell>
          <table:table-cell table:formula="of:=([.P12]*COS([.B12]*PI()/180)*0.05 + [.K12]*SIN([.B12]*PI()/180)*0.05)" office:value-type="float" office:value="0.0392648488772429" calcext:value-type="float">
            <text:p>0,0392648488772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3]/2" office:value-type="float" office:value="30" calcext:value-type="float">
            <text:p>30</text:p>
          </table:table-cell>
          <table:table-cell table:formula="of:=180 - [.E13]" office:value-type="float" office:value="26" calcext:value-type="float">
            <text:p>26</text:p>
          </table:table-cell>
          <table:table-cell table:formula="of:=180 - [.F13]"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SIN([.C13]*PI()/180)" office:value-type="float" office:value="0.438371146789077" calcext:value-type="float">
            <text:p>0,438371146789077</text:p>
          </table:table-cell>
          <table:table-cell table:formula="of:=SIN([.D13]*PI()/180)" office:value-type="float" office:value="0.342020143325669" calcext:value-type="float">
            <text:p>0,342020143325669</text:p>
          </table:table-cell>
          <table:table-cell table:formula="of:=(38 + [.C13] - [.B13])" office:value-type="float" office:value="34" calcext:value-type="float">
            <text:p>34</text:p>
          </table:table-cell>
          <table:table-cell table:formula="of:= (38 + [.D13] - [.B13])" office:value-type="float" office:value="28" calcext:value-type="float">
            <text:p>28</text:p>
          </table:table-cell>
          <table:table-cell table:formula="of:=((1/(SIN(38*PI()/180)))*(SQRT(SIN([.$B13]*PI()/180)*SIN([.$B13]*PI()/180) +SIN([.I13]*PI()/180)*SIN([.I13]*PI()/180) + 2*SIN([.$B13]*PI()/180)*SIN([.I13]*PI()/180)*COS(38*PI()/180))))" office:value-type="float" office:value="1.62698496608255" calcext:value-type="float">
            <text:p>1,62698496608255</text:p>
          </table:table-cell>
          <table:table-cell table:formula="of:=((1/(SIN(38*PI()/180)))*(SQRT(SIN([.$B13]*PI()/180)*SIN([.$B13]*PI()/180) +SIN([.J13]*PI()/180)*SIN([.J13]*PI()/180) + 2*SIN([.$B13]*PI()/180)*SIN([.J13]*PI()/180)*COS(38*PI()/180))))" office:value-type="float" office:value="1.48897939864582" calcext:value-type="float">
            <text:p>1,48897939864582</text:p>
          </table:table-cell>
          <table:table-cell table:formula="of:=(SIN([.B13]*PI()/180)/[.K13])*(SIN([.B13]*PI()/180)/[.K13])/([.K13]*[.K13])" office:value-type="float" office:value="0.0356784393355962" calcext:value-type="float">
            <text:p>0,035678439335596</text:p>
          </table:table-cell>
          <table:table-cell table:formula="of:=(SIN([.B13]*PI()/180)/[.L13])*(SIN([.B13]*PI()/180)/[.L13])/([.L13]*[.L13])" office:value-type="float" office:value="0.0508610419405975" calcext:value-type="float">
            <text:p>0,050861041940598</text:p>
          </table:table-cell>
          <table:table-cell table:formula="of:=[.A13] - 38" office:value-type="float" office:value="22" calcext:value-type="float">
            <text:p>22</text:p>
          </table:table-cell>
          <table:table-cell table:formula="of:=0.5*SQRT(2*SIN([.B13]*PI()/180)*COS([.B13]*PI()/180) + SIN([.I13]*PI()/180)*COS([.I13]*PI()/180))* 0.05" office:value-type="float" office:value="0.0288272584877125" calcext:value-type="float">
            <text:p>0,028827258487713</text:p>
          </table:table-cell>
          <table:table-cell table:formula="of:=([.P13]*COS([.B13]*PI()/180)*0.05 + [.K13]*SIN([.B13]*PI()/180)*0.05)" office:value-type="float" office:value="0.0419228810606547" calcext:value-type="float">
            <text:p>0,0419228810606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4]/2" office:value-type="float" office:value="32.5" calcext:value-type="float">
            <text:p>32,5</text:p>
          </table:table-cell>
          <table:table-cell table:formula="of:=180 - [.E14]" office:value-type="float" office:value="26" calcext:value-type="float">
            <text:p>26</text:p>
          </table:table-cell>
          <table:table-cell table:formula="of:=180 - [.F14]"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SIN([.C14]*PI()/180)" office:value-type="float" office:value="0.438371146789077" calcext:value-type="float">
            <text:p>0,438371146789077</text:p>
          </table:table-cell>
          <table:table-cell table:formula="of:=SIN([.D14]*PI()/180)" office:value-type="float" office:value="0.342020143325669" calcext:value-type="float">
            <text:p>0,342020143325669</text:p>
          </table:table-cell>
          <table:table-cell table:formula="of:=(38 + [.C14] - [.B14])" office:value-type="float" office:value="31.5" calcext:value-type="float">
            <text:p>31,5</text:p>
          </table:table-cell>
          <table:table-cell table:formula="of:= (38 + [.D14] - [.B14])" office:value-type="float" office:value="25.5" calcext:value-type="float">
            <text:p>25,5</text:p>
          </table:table-cell>
          <table:table-cell table:formula="of:=((1/(SIN(38*PI()/180)))*(SQRT(SIN([.$B14]*PI()/180)*SIN([.$B14]*PI()/180) +SIN([.I14]*PI()/180)*SIN([.I14]*PI()/180) + 2*SIN([.$B14]*PI()/180)*SIN([.I14]*PI()/180)*COS(38*PI()/180))))" office:value-type="float" office:value="1.62763220604928" calcext:value-type="float">
            <text:p>1,62763220604928</text:p>
          </table:table-cell>
          <table:table-cell table:formula="of:=((1/(SIN(38*PI()/180)))*(SQRT(SIN([.$B14]*PI()/180)*SIN([.$B14]*PI()/180) +SIN([.J14]*PI()/180)*SIN([.J14]*PI()/180) + 2*SIN([.$B14]*PI()/180)*SIN([.J14]*PI()/180)*COS(38*PI()/180))))" office:value-type="float" office:value="1.48741354085863" calcext:value-type="float">
            <text:p>1,48741354085863</text:p>
          </table:table-cell>
          <table:table-cell table:formula="of:=(SIN([.B14]*PI()/180)/[.K14])*(SIN([.B14]*PI()/180)/[.K14])/([.K14]*[.K14])" office:value-type="float" office:value="0.0411346635344158" calcext:value-type="float">
            <text:p>0,041134663534416</text:p>
          </table:table-cell>
          <table:table-cell table:formula="of:=(SIN([.B14]*PI()/180)/[.L14])*(SIN([.B14]*PI()/180)/[.L14])/([.L14]*[.L14])" office:value-type="float" office:value="0.0589801842195788" calcext:value-type="float">
            <text:p>0,058980184219579</text:p>
          </table:table-cell>
          <table:table-cell table:formula="of:=[.A14] - 38" office:value-type="float" office:value="27" calcext:value-type="float">
            <text:p>27</text:p>
          </table:table-cell>
          <table:table-cell table:formula="of:=0.5*SQRT(2*SIN([.B14]*PI()/180)*COS([.B14]*PI()/180) + SIN([.I14]*PI()/180)*COS([.I14]*PI()/180))* 0.05" office:value-type="float" office:value="0.0290668523529255" calcext:value-type="float">
            <text:p>0,029066852352926</text:p>
          </table:table-cell>
          <table:table-cell table:formula="of:=([.P14]*COS([.B14]*PI()/180)*0.05 + [.K14]*SIN([.B14]*PI()/180)*0.05)" office:value-type="float" office:value="0.044952044073706" calcext:value-type="float">
            <text:p>0,0449520440737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15]/2" office:value-type="float" office:value="35" calcext:value-type="float">
            <text:p>35</text:p>
          </table:table-cell>
          <table:table-cell table:formula="of:=180 - [.E15]" office:value-type="float" office:value="26" calcext:value-type="float">
            <text:p>26</text:p>
          </table:table-cell>
          <table:table-cell table:formula="of:=180 - [.F15]" office:value-type="float" office:value="20.5" calcext:value-type="float">
            <text:p>20,5</text:p>
          </table:table-cell>
          <table:table-cell office:value-type="float" office:value="154" calcext:value-type="float">
            <text:p>154</text:p>
          </table:table-cell>
          <table:table-cell office:value-type="float" office:value="159.5" calcext:value-type="float">
            <text:p>159,5</text:p>
          </table:table-cell>
          <table:table-cell table:formula="of:=SIN([.C15]*PI()/180)" office:value-type="float" office:value="0.438371146789077" calcext:value-type="float">
            <text:p>0,438371146789077</text:p>
          </table:table-cell>
          <table:table-cell table:formula="of:=SIN([.D15]*PI()/180)" office:value-type="float" office:value="0.350207381259467" calcext:value-type="float">
            <text:p>0,350207381259467</text:p>
          </table:table-cell>
          <table:table-cell table:formula="of:=(38 + [.C15] - [.B15])" office:value-type="float" office:value="29" calcext:value-type="float">
            <text:p>29</text:p>
          </table:table-cell>
          <table:table-cell table:formula="of:= (38 + [.D15] - [.B15])" office:value-type="float" office:value="23.5" calcext:value-type="float">
            <text:p>23,5</text:p>
          </table:table-cell>
          <table:table-cell table:formula="of:=((1/(SIN(38*PI()/180)))*(SQRT(SIN([.$B15]*PI()/180)*SIN([.$B15]*PI()/180) +SIN([.I15]*PI()/180)*SIN([.I15]*PI()/180) + 2*SIN([.$B15]*PI()/180)*SIN([.I15]*PI()/180)*COS(38*PI()/180))))" office:value-type="float" office:value="1.6261223459331" calcext:value-type="float">
            <text:p>1,6261223459331</text:p>
          </table:table-cell>
          <table:table-cell table:formula="of:=((1/(SIN(38*PI()/180)))*(SQRT(SIN([.$B15]*PI()/180)*SIN([.$B15]*PI()/180) +SIN([.J15]*PI()/180)*SIN([.J15]*PI()/180) + 2*SIN([.$B15]*PI()/180)*SIN([.J15]*PI()/180)*COS(38*PI()/180))))" office:value-type="float" office:value="1.49613402460603" calcext:value-type="float">
            <text:p>1,49613402460603</text:p>
          </table:table-cell>
          <table:table-cell table:formula="of:=(SIN([.B15]*PI()/180)/[.K15])*(SIN([.B15]*PI()/180)/[.K15])/([.K15]*[.K15])" office:value-type="float" office:value="0.0470510945897386" calcext:value-type="float">
            <text:p>0,047051094589739</text:p>
          </table:table-cell>
          <table:table-cell table:formula="of:=(SIN([.B15]*PI()/180)/[.L15])*(SIN([.B15]*PI()/180)/[.L15])/([.L15]*[.L15])" office:value-type="float" office:value="0.0656599585388073" calcext:value-type="float">
            <text:p>0,065659958538807</text:p>
          </table:table-cell>
          <table:table-cell table:formula="of:=[.A15] - 38" office:value-type="float" office:value="32" calcext:value-type="float">
            <text:p>32</text:p>
          </table:table-cell>
          <table:table-cell table:formula="of:=0.5*SQRT(2*SIN([.B15]*PI()/180)*COS([.B15]*PI()/180) + SIN([.I15]*PI()/180)*COS([.I15]*PI()/180))* 0.05" office:value-type="float" office:value="0.0291945700095082" calcext:value-type="float">
            <text:p>0,029194570009508</text:p>
          </table:table-cell>
          <table:table-cell table:formula="of:=([.P15]*COS([.B15]*PI()/180)*0.05 + [.K15]*SIN([.B15]*PI()/180)*0.05)" office:value-type="float" office:value="0.0478310125978269" calcext:value-type="float">
            <text:p>0,0478310125978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6]/2" office:value-type="float" office:value="37.5" calcext:value-type="float">
            <text:p>37,5</text:p>
          </table:table-cell>
          <table:table-cell table:formula="of:=180 - [.E16]" office:value-type="float" office:value="26" calcext:value-type="float">
            <text:p>26</text:p>
          </table:table-cell>
          <table:table-cell table:formula="of:=180 - [.F16]"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formula="of:=SIN([.C16]*PI()/180)" office:value-type="float" office:value="0.438371146789077" calcext:value-type="float">
            <text:p>0,438371146789077</text:p>
          </table:table-cell>
          <table:table-cell table:formula="of:=SIN([.D16]*PI()/180)" office:value-type="float" office:value="0.3583679495453" calcext:value-type="float">
            <text:p>0,3583679495453</text:p>
          </table:table-cell>
          <table:table-cell table:formula="of:=(38 + [.C16] - [.B16])" office:value-type="float" office:value="26.5" calcext:value-type="float">
            <text:p>26,5</text:p>
          </table:table-cell>
          <table:table-cell table:formula="of:= (38 + [.D16] - [.B16])" office:value-type="float" office:value="21.5" calcext:value-type="float">
            <text:p>21,5</text:p>
          </table:table-cell>
          <table:table-cell table:formula="of:=((1/(SIN(38*PI()/180)))*(SQRT(SIN([.$B16]*PI()/180)*SIN([.$B16]*PI()/180) +SIN([.I16]*PI()/180)*SIN([.I16]*PI()/180) + 2*SIN([.$B16]*PI()/180)*SIN([.I16]*PI()/180)*COS(38*PI()/180))))" office:value-type="float" office:value="1.62246088578512" calcext:value-type="float">
            <text:p>1,62246088578512</text:p>
          </table:table-cell>
          <table:table-cell table:formula="of:=((1/(SIN(38*PI()/180)))*(SQRT(SIN([.$B16]*PI()/180)*SIN([.$B16]*PI()/180) +SIN([.J16]*PI()/180)*SIN([.J16]*PI()/180) + 2*SIN([.$B16]*PI()/180)*SIN([.J16]*PI()/180)*COS(38*PI()/180))))" office:value-type="float" office:value="1.5032545075393" calcext:value-type="float">
            <text:p>1,5032545075393</text:p>
          </table:table-cell>
          <table:table-cell table:formula="of:=(SIN([.B16]*PI()/180)/[.K16])*(SIN([.B16]*PI()/180)/[.K16])/([.K16]*[.K16])" office:value-type="float" office:value="0.053480728327964" calcext:value-type="float">
            <text:p>0,053480728327964</text:p>
          </table:table-cell>
          <table:table-cell table:formula="of:=(SIN([.B16]*PI()/180)/[.L16])*(SIN([.B16]*PI()/180)/[.L16])/([.L16]*[.L16])" office:value-type="float" office:value="0.072571181987973" calcext:value-type="float">
            <text:p>0,072571181987973</text:p>
          </table:table-cell>
          <table:table-cell table:formula="of:=[.A16] - 38" office:value-type="float" office:value="37" calcext:value-type="float">
            <text:p>37</text:p>
          </table:table-cell>
          <table:table-cell table:formula="of:=0.5*SQRT(2*SIN([.B16]*PI()/180)*COS([.B16]*PI()/180) + SIN([.I16]*PI()/180)*COS([.I16]*PI()/180))* 0.05" office:value-type="float" office:value="0.0292109095770818" calcext:value-type="float">
            <text:p>0,029210909577082</text:p>
          </table:table-cell>
          <table:table-cell table:formula="of:=([.P16]*COS([.B16]*PI()/180)*0.05 + [.K16]*SIN([.B16]*PI()/180)*0.05)" office:value-type="float" office:value="0.0505433090013614" calcext:value-type="float">
            <text:p>0,050543309001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17]/2" office:value-type="float" office:value="40" calcext:value-type="float">
            <text:p>40</text:p>
          </table:table-cell>
          <table:table-cell table:formula="of:=180 - [.E17]" office:value-type="float" office:value="27" calcext:value-type="float">
            <text:p>27</text:p>
          </table:table-cell>
          <table:table-cell table:formula="of:=180 - [.F17]" office:value-type="float" office:value="21.5" calcext:value-type="float">
            <text:p>21,5</text:p>
          </table:table-cell>
          <table:table-cell office:value-type="float" office:value="153" calcext:value-type="float">
            <text:p>153</text:p>
          </table:table-cell>
          <table:table-cell office:value-type="float" office:value="158.5" calcext:value-type="float">
            <text:p>158,5</text:p>
          </table:table-cell>
          <table:table-cell table:formula="of:=SIN([.C17]*PI()/180)" office:value-type="float" office:value="0.453990499739547" calcext:value-type="float">
            <text:p>0,453990499739547</text:p>
          </table:table-cell>
          <table:table-cell table:formula="of:=SIN([.D17]*PI()/180)" office:value-type="float" office:value="0.366501226724297" calcext:value-type="float">
            <text:p>0,366501226724297</text:p>
          </table:table-cell>
          <table:table-cell table:formula="of:=(38 + [.C17] - [.B17])" office:value-type="float" office:value="25" calcext:value-type="float">
            <text:p>25</text:p>
          </table:table-cell>
          <table:table-cell table:formula="of:= (38 + [.D17] - [.B17])" office:value-type="float" office:value="19.5" calcext:value-type="float">
            <text:p>19,5</text:p>
          </table:table-cell>
          <table:table-cell table:formula="of:=((1/(SIN(38*PI()/180)))*(SQRT(SIN([.$B17]*PI()/180)*SIN([.$B17]*PI()/180) +SIN([.I17]*PI()/180)*SIN([.I17]*PI()/180) + 2*SIN([.$B17]*PI()/180)*SIN([.I17]*PI()/180)*COS(38*PI()/180))))" office:value-type="float" office:value="1.64036261874692" calcext:value-type="float">
            <text:p>1,64036261874692</text:p>
          </table:table-cell>
          <table:table-cell table:formula="of:=((1/(SIN(38*PI()/180)))*(SQRT(SIN([.$B17]*PI()/180)*SIN([.$B17]*PI()/180) +SIN([.J17]*PI()/180)*SIN([.J17]*PI()/180) + 2*SIN([.$B17]*PI()/180)*SIN([.J17]*PI()/180)*COS(38*PI()/180))))" office:value-type="float" office:value="1.50870482997428" calcext:value-type="float">
            <text:p>1,50870482997428</text:p>
          </table:table-cell>
          <table:table-cell table:formula="of:=(SIN([.B17]*PI()/180)/[.K17])*(SIN([.B17]*PI()/180)/[.K17])/([.K17]*[.K17])" office:value-type="float" office:value="0.0570657511372864" calcext:value-type="float">
            <text:p>0,057065751137287</text:p>
          </table:table-cell>
          <table:table-cell table:formula="of:=(SIN([.B17]*PI()/180)/[.L17])*(SIN([.B17]*PI()/180)/[.L17])/([.L17]*[.L17])" office:value-type="float" office:value="0.0797476456987768" calcext:value-type="float">
            <text:p>0,079747645698777</text:p>
          </table:table-cell>
          <table:table-cell table:formula="of:=[.A17] - 38" office:value-type="float" office:value="42" calcext:value-type="float">
            <text:p>42</text:p>
          </table:table-cell>
          <table:table-cell table:formula="of:=0.5*SQRT(2*SIN([.B17]*PI()/180)*COS([.B17]*PI()/180) + SIN([.I17]*PI()/180)*COS([.I17]*PI()/180))* 0.05" office:value-type="float" office:value="0.029238565869538" calcext:value-type="float">
            <text:p>0,029238565869538</text:p>
          </table:table-cell>
          <table:table-cell table:formula="of:=([.P17]*COS([.B17]*PI()/180)*0.05 + [.K17]*SIN([.B17]*PI()/180)*0.05)" office:value-type="float" office:value="0.0538401403816308" calcext:value-type="float">
            <text:p>0,0538401403816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18]/2" office:value-type="float" office:value="42.5" calcext:value-type="float">
            <text:p>42,5</text:p>
          </table:table-cell>
          <table:table-cell table:formula="of:=180 - [.E18]" office:value-type="float" office:value="27" calcext:value-type="float">
            <text:p>27</text:p>
          </table:table-cell>
          <table:table-cell table:formula="of:=180 - [.F18]"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table:formula="of:=SIN([.C18]*PI()/180)" office:value-type="float" office:value="0.453990499739547" calcext:value-type="float">
            <text:p>0,453990499739547</text:p>
          </table:table-cell>
          <table:table-cell table:formula="of:=SIN([.D18]*PI()/180)" office:value-type="float" office:value="0.374606593415912" calcext:value-type="float">
            <text:p>0,374606593415912</text:p>
          </table:table-cell>
          <table:table-cell table:formula="of:=(38 + [.C18] - [.B18])" office:value-type="float" office:value="22.5" calcext:value-type="float">
            <text:p>22,5</text:p>
          </table:table-cell>
          <table:table-cell table:formula="of:= (38 + [.D18] - [.B18])" office:value-type="float" office:value="17.5" calcext:value-type="float">
            <text:p>17,5</text:p>
          </table:table-cell>
          <table:table-cell table:formula="of:=((1/(SIN(38*PI()/180)))*(SQRT(SIN([.$B18]*PI()/180)*SIN([.$B18]*PI()/180) +SIN([.I18]*PI()/180)*SIN([.I18]*PI()/180) + 2*SIN([.$B18]*PI()/180)*SIN([.I18]*PI()/180)*COS(38*PI()/180))))" office:value-type="float" office:value="1.63263614770003" calcext:value-type="float">
            <text:p>1,63263614770003</text:p>
          </table:table-cell>
          <table:table-cell table:formula="of:=((1/(SIN(38*PI()/180)))*(SQRT(SIN([.$B18]*PI()/180)*SIN([.$B18]*PI()/180) +SIN([.J18]*PI()/180)*SIN([.J18]*PI()/180) + 2*SIN([.$B18]*PI()/180)*SIN([.J18]*PI()/180)*COS(38*PI()/180))))" office:value-type="float" office:value="1.51242146546645" calcext:value-type="float">
            <text:p>1,51242146546645</text:p>
          </table:table-cell>
          <table:table-cell table:formula="of:=(SIN([.B18]*PI()/180)/[.K18])*(SIN([.B18]*PI()/180)/[.K18])/([.K18]*[.K18])" office:value-type="float" office:value="0.064240521915422" calcext:value-type="float">
            <text:p>0,064240521915422</text:p>
          </table:table-cell>
          <table:table-cell table:formula="of:=(SIN([.B18]*PI()/180)/[.L18])*(SIN([.B18]*PI()/180)/[.L18])/([.L18]*[.L18])" office:value-type="float" office:value="0.0872319059841657" calcext:value-type="float">
            <text:p>0,087231905984166</text:p>
          </table:table-cell>
          <table:table-cell table:formula="of:=[.A18] - 38" office:value-type="float" office:value="47" calcext:value-type="float">
            <text:p>47</text:p>
          </table:table-cell>
          <table:table-cell table:formula="of:=0.5*SQRT(2*SIN([.B18]*PI()/180)*COS([.B18]*PI()/180) + SIN([.I18]*PI()/180)*COS([.I18]*PI()/180))* 0.05" office:value-type="float" office:value="0.029044664835872" calcext:value-type="float">
            <text:p>0,029044664835872</text:p>
          </table:table-cell>
          <table:table-cell table:formula="of:=([.P18]*COS([.B18]*PI()/180)*0.05 + [.K18]*SIN([.B18]*PI()/180)*0.05)" office:value-type="float" office:value="0.0562203483562114" calcext:value-type="float">
            <text:p>0,0562203483562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9]/2" office:value-type="float" office:value="45" calcext:value-type="float">
            <text:p>45</text:p>
          </table:table-cell>
          <table:table-cell table:formula="of:=180 - [.E19]" office:value-type="float" office:value="27" calcext:value-type="float">
            <text:p>27</text:p>
          </table:table-cell>
          <table:table-cell table:formula="of:=180 - [.F19]" office:value-type="float" office:value="22.5" calcext:value-type="float">
            <text:p>22,5</text:p>
          </table:table-cell>
          <table:table-cell office:value-type="float" office:value="153" calcext:value-type="float">
            <text:p>153</text:p>
          </table:table-cell>
          <table:table-cell office:value-type="float" office:value="157.5" calcext:value-type="float">
            <text:p>157,5</text:p>
          </table:table-cell>
          <table:table-cell table:formula="of:=SIN([.C19]*PI()/180)" office:value-type="float" office:value="0.453990499739547" calcext:value-type="float">
            <text:p>0,453990499739547</text:p>
          </table:table-cell>
          <table:table-cell table:formula="of:=SIN([.D19]*PI()/180)" office:value-type="float" office:value="0.38268343236509" calcext:value-type="float">
            <text:p>0,38268343236509</text:p>
          </table:table-cell>
          <table:table-cell table:formula="of:=(38 + [.C19] - [.B19])" office:value-type="float" office:value="20" calcext:value-type="float">
            <text:p>20</text:p>
          </table:table-cell>
          <table:table-cell table:formula="of:= (38 + [.D19] - [.B19])" office:value-type="float" office:value="15.5" calcext:value-type="float">
            <text:p>15,5</text:p>
          </table:table-cell>
          <table:table-cell table:formula="of:=((1/(SIN(38*PI()/180)))*(SQRT(SIN([.$B19]*PI()/180)*SIN([.$B19]*PI()/180) +SIN([.I19]*PI()/180)*SIN([.I19]*PI()/180) + 2*SIN([.$B19]*PI()/180)*SIN([.I19]*PI()/180)*COS(38*PI()/180))))" office:value-type="float" office:value="1.62275010791066" calcext:value-type="float">
            <text:p>1,62275010791066</text:p>
          </table:table-cell>
          <table:table-cell table:formula="of:=((1/(SIN(38*PI()/180)))*(SQRT(SIN([.$B19]*PI()/180)*SIN([.$B19]*PI()/180) +SIN([.J19]*PI()/180)*SIN([.J19]*PI()/180) + 2*SIN([.$B19]*PI()/180)*SIN([.J19]*PI()/180)*COS(38*PI()/180))))" office:value-type="float" office:value="1.51434772255466" calcext:value-type="float">
            <text:p>1,51434772255466</text:p>
          </table:table-cell>
          <table:table-cell table:formula="of:=(SIN([.B19]*PI()/180)/[.K19])*(SIN([.B19]*PI()/180)/[.K19])/([.K19]*[.K19])" office:value-type="float" office:value="0.0721046739915248" calcext:value-type="float">
            <text:p>0,072104673991525</text:p>
          </table:table-cell>
          <table:table-cell table:formula="of:=(SIN([.B19]*PI()/180)/[.L19])*(SIN([.B19]*PI()/180)/[.L19])/([.L19]*[.L19])" office:value-type="float" office:value="0.095075270420605" calcext:value-type="float">
            <text:p>0,095075270420605</text:p>
          </table:table-cell>
          <table:table-cell table:formula="of:=[.A19] - 38" office:value-type="float" office:value="52" calcext:value-type="float">
            <text:p>52</text:p>
          </table:table-cell>
          <table:table-cell table:formula="of:=0.5*SQRT(2*SIN([.B19]*PI()/180)*COS([.B19]*PI()/180) + SIN([.I19]*PI()/180)*COS([.I19]*PI()/180))* 0.05" office:value-type="float" office:value="0.0287379736242318" calcext:value-type="float">
            <text:p>0,028737973624232</text:p>
          </table:table-cell>
          <table:table-cell table:formula="of:=([.P19]*COS([.B19]*PI()/180)*0.05 + [.K19]*SIN([.B19]*PI()/180)*0.05)" office:value-type="float" office:value="0.0583889210751043" calcext:value-type="float">
            <text:p>0,0583889210751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20]/2" office:value-type="float" office:value="47.5" calcext:value-type="float">
            <text:p>47,5</text:p>
          </table:table-cell>
          <table:table-cell table:formula="of:=180 - [.E20]" office:value-type="float" office:value="28" calcext:value-type="float">
            <text:p>28</text:p>
          </table:table-cell>
          <table:table-cell table:formula="of:=180 - [.F20]"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formula="of:=SIN([.C20]*PI()/180)" office:value-type="float" office:value="0.469471562785891" calcext:value-type="float">
            <text:p>0,469471562785891</text:p>
          </table:table-cell>
          <table:table-cell table:formula="of:=SIN([.D20]*PI()/180)" office:value-type="float" office:value="0.390731128489274" calcext:value-type="float">
            <text:p>0,390731128489274</text:p>
          </table:table-cell>
          <table:table-cell table:formula="of:=(38 + [.C20] - [.B20])" office:value-type="float" office:value="18.5" calcext:value-type="float">
            <text:p>18,5</text:p>
          </table:table-cell>
          <table:table-cell table:formula="of:= (38 + [.D20] - [.B20])" office:value-type="float" office:value="13.5" calcext:value-type="float">
            <text:p>13,5</text:p>
          </table:table-cell>
          <table:table-cell table:formula="of:=((1/(SIN(38*PI()/180)))*(SQRT(SIN([.$B20]*PI()/180)*SIN([.$B20]*PI()/180) +SIN([.I20]*PI()/180)*SIN([.I20]*PI()/180) + 2*SIN([.$B20]*PI()/180)*SIN([.I20]*PI()/180)*COS(38*PI()/180))))" office:value-type="float" office:value="1.63475820859828" calcext:value-type="float">
            <text:p>1,63475820859828</text:p>
          </table:table-cell>
          <table:table-cell table:formula="of:=((1/(SIN(38*PI()/180)))*(SQRT(SIN([.$B20]*PI()/180)*SIN([.$B20]*PI()/180) +SIN([.J20]*PI()/180)*SIN([.J20]*PI()/180) + 2*SIN([.$B20]*PI()/180)*SIN([.J20]*PI()/180)*COS(38*PI()/180))))" office:value-type="float" office:value="1.51443395799094" calcext:value-type="float">
            <text:p>1,51443395799094</text:p>
          </table:table-cell>
          <table:table-cell table:formula="of:=(SIN([.B20]*PI()/180)/[.K20])*(SIN([.B20]*PI()/180)/[.K20])/([.K20]*[.K20])" office:value-type="float" office:value="0.0761110409301082" calcext:value-type="float">
            <text:p>0,076111040930108</text:p>
          </table:table-cell>
          <table:table-cell table:formula="of:=(SIN([.B20]*PI()/180)/[.L20])*(SIN([.B20]*PI()/180)/[.L20])/([.L20]*[.L20])" office:value-type="float" office:value="0.103338085624114" calcext:value-type="float">
            <text:p>0,103338085624114</text:p>
          </table:table-cell>
          <table:table-cell table:formula="of:=[.A20] - 38" office:value-type="float" office:value="57" calcext:value-type="float">
            <text:p>57</text:p>
          </table:table-cell>
          <table:table-cell table:formula="of:=0.5*SQRT(2*SIN([.B20]*PI()/180)*COS([.B20]*PI()/180) + SIN([.I20]*PI()/180)*COS([.I20]*PI()/180))* 0.05" office:value-type="float" office:value="0.0284725987757064" calcext:value-type="float">
            <text:p>0,028472598775706</text:p>
          </table:table-cell>
          <table:table-cell table:formula="of:=([.P20]*COS([.B20]*PI()/180)*0.05 + [.K20]*SIN([.B20]*PI()/180)*0.05)" office:value-type="float" office:value="0.0612252993641034" calcext:value-type="float">
            <text:p>0,061225299364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1]/2" office:value-type="float" office:value="50" calcext:value-type="float">
            <text:p>50</text:p>
          </table:table-cell>
          <table:table-cell table:formula="of:=180 - [.E21]" office:value-type="float" office:value="29" calcext:value-type="float">
            <text:p>29</text:p>
          </table:table-cell>
          <table:table-cell table:formula="of:=180 - [.F21]"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formula="of:=SIN([.C21]*PI()/180)" office:value-type="float" office:value="0.484809620246337" calcext:value-type="float">
            <text:p>0,484809620246337</text:p>
          </table:table-cell>
          <table:table-cell table:formula="of:=SIN([.D21]*PI()/180)" office:value-type="float" office:value="0.4067366430758" calcext:value-type="float">
            <text:p>0,4067366430758</text:p>
          </table:table-cell>
          <table:table-cell table:formula="of:=(38 + [.C21] - [.B21])" office:value-type="float" office:value="17" calcext:value-type="float">
            <text:p>17</text:p>
          </table:table-cell>
          <table:table-cell table:formula="of:= (38 + [.D21] - [.B21])" office:value-type="float" office:value="12" calcext:value-type="float">
            <text:p>12</text:p>
          </table:table-cell>
          <table:table-cell table:formula="of:=((1/(SIN(38*PI()/180)))*(SQRT(SIN([.$B21]*PI()/180)*SIN([.$B21]*PI()/180) +SIN([.I21]*PI()/180)*SIN([.I21]*PI()/180) + 2*SIN([.$B21]*PI()/180)*SIN([.I21]*PI()/180)*COS(38*PI()/180))))" office:value-type="float" office:value="1.64467700037443" calcext:value-type="float">
            <text:p>1,64467700037443</text:p>
          </table:table-cell>
          <table:table-cell table:formula="of:=((1/(SIN(38*PI()/180)))*(SQRT(SIN([.$B21]*PI()/180)*SIN([.$B21]*PI()/180) +SIN([.J21]*PI()/180)*SIN([.J21]*PI()/180) + 2*SIN([.$B21]*PI()/180)*SIN([.J21]*PI()/180)*COS(38*PI()/180))))" office:value-type="float" office:value="1.52462019344443" calcext:value-type="float">
            <text:p>1,52462019344443</text:p>
          </table:table-cell>
          <table:table-cell table:formula="of:=(SIN([.B21]*PI()/180)/[.K21])*(SIN([.B21]*PI()/180)/[.K21])/([.K21]*[.K21])" office:value-type="float" office:value="0.0802020476451155" calcext:value-type="float">
            <text:p>0,080202047645116</text:p>
          </table:table-cell>
          <table:table-cell table:formula="of:=(SIN([.B21]*PI()/180)/[.L21])*(SIN([.B21]*PI()/180)/[.L21])/([.L21]*[.L21])" office:value-type="float" office:value="0.108607861497834" calcext:value-type="float">
            <text:p>0,108607861497834</text:p>
          </table:table-cell>
          <table:table-cell table:formula="of:=[.A21] - 38" office:value-type="float" office:value="62" calcext:value-type="float">
            <text:p>62</text:p>
          </table:table-cell>
          <table:table-cell table:formula="of:=0.5*SQRT(2*SIN([.B21]*PI()/180)*COS([.B21]*PI()/180) + SIN([.I21]*PI()/180)*COS([.I21]*PI()/180))* 0.05" office:value-type="float" office:value="0.0281114323357462" calcext:value-type="float">
            <text:p>0,028111432335746</text:p>
          </table:table-cell>
          <table:table-cell table:formula="of:=([.P21]*COS([.B21]*PI()/180)*0.05 + [.K21]*SIN([.B21]*PI()/180)*0.05)" office:value-type="float" office:value="0.0638982678629191" calcext:value-type="float">
            <text:p>0,0638982678629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22]/2" office:value-type="float" office:value="52.5" calcext:value-type="float">
            <text:p>52,5</text:p>
          </table:table-cell>
          <table:table-cell table:formula="of:=180 - [.E22]" office:value-type="float" office:value="30" calcext:value-type="float">
            <text:p>30</text:p>
          </table:table-cell>
          <table:table-cell table:formula="of:=180 - [.F22]" office:value-type="float" office:value="24.5" calcext:value-type="float">
            <text:p>24,5</text:p>
          </table:table-cell>
          <table:table-cell office:value-type="float" office:value="150" calcext:value-type="float">
            <text:p>150</text:p>
          </table:table-cell>
          <table:table-cell office:value-type="float" office:value="155.5" calcext:value-type="float">
            <text:p>155,5</text:p>
          </table:table-cell>
          <table:table-cell table:formula="of:=SIN([.C22]*PI()/180)" office:value-type="float" office:value="0.5" calcext:value-type="float">
            <text:p>0,5</text:p>
          </table:table-cell>
          <table:table-cell table:formula="of:=SIN([.D22]*PI()/180)" office:value-type="float" office:value="0.414693242656239" calcext:value-type="float">
            <text:p>0,414693242656239</text:p>
          </table:table-cell>
          <table:table-cell table:formula="of:=(38 + [.C22] - [.B22])" office:value-type="float" office:value="15.5" calcext:value-type="float">
            <text:p>15,5</text:p>
          </table:table-cell>
          <table:table-cell table:formula="of:= (38 + [.D22] - [.B22])" office:value-type="float" office:value="10" calcext:value-type="float">
            <text:p>10</text:p>
          </table:table-cell>
          <table:table-cell table:formula="of:=((1/(SIN(38*PI()/180)))*(SQRT(SIN([.$B22]*PI()/180)*SIN([.$B22]*PI()/180) +SIN([.I22]*PI()/180)*SIN([.I22]*PI()/180) + 2*SIN([.$B22]*PI()/180)*SIN([.I22]*PI()/180)*COS(38*PI()/180))))" office:value-type="float" office:value="1.65242173474745" calcext:value-type="float">
            <text:p>1,65242173474745</text:p>
          </table:table-cell>
          <table:table-cell table:formula="of:=((1/(SIN(38*PI()/180)))*(SQRT(SIN([.$B22]*PI()/180)*SIN([.$B22]*PI()/180) +SIN([.J22]*PI()/180)*SIN([.J22]*PI()/180) + 2*SIN([.$B22]*PI()/180)*SIN([.J22]*PI()/180)*COS(38*PI()/180))))" office:value-type="float" office:value="1.52082508251629" calcext:value-type="float">
            <text:p>1,52082508251629</text:p>
          </table:table-cell>
          <table:table-cell table:formula="of:=(SIN([.B22]*PI()/180)/[.K22])*(SIN([.B22]*PI()/180)/[.K22])/([.K22]*[.K22])" office:value-type="float" office:value="0.0844208487754204" calcext:value-type="float">
            <text:p>0,084420848775421</text:p>
          </table:table-cell>
          <table:table-cell table:formula="of:=(SIN([.B22]*PI()/180)/[.L22])*(SIN([.B22]*PI()/180)/[.L22])/([.L22]*[.L22])" office:value-type="float" office:value="0.117656586088778" calcext:value-type="float">
            <text:p>0,117656586088778</text:p>
          </table:table-cell>
          <table:table-cell table:formula="of:=[.A22] - 38" office:value-type="float" office:value="67" calcext:value-type="float">
            <text:p>67</text:p>
          </table:table-cell>
          <table:table-cell table:formula="of:=0.5*SQRT(2*SIN([.B22]*PI()/180)*COS([.B22]*PI()/180) + SIN([.I22]*PI()/180)*COS([.I22]*PI()/180))* 0.05" office:value-type="float" office:value="0.027652360475013" calcext:value-type="float">
            <text:p>0,027652360475013</text:p>
          </table:table-cell>
          <table:table-cell table:formula="of:=([.P22]*COS([.B22]*PI()/180)*0.05 + [.K22]*SIN([.B22]*PI()/180)*0.05)" office:value-type="float" office:value="0.0663893996654979" calcext:value-type="float">
            <text:p>0,0663893996654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23]/2" office:value-type="float" office:value="55" calcext:value-type="float">
            <text:p>55</text:p>
          </table:table-cell>
          <table:table-cell table:formula="of:=180 - [.E23]" office:value-type="float" office:value="30" calcext:value-type="float">
            <text:p>30</text:p>
          </table:table-cell>
          <table:table-cell table:formula="of:=180 - [.F23]"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table:formula="of:=SIN([.C23]*PI()/180)" office:value-type="float" office:value="0.5" calcext:value-type="float">
            <text:p>0,5</text:p>
          </table:table-cell>
          <table:table-cell table:formula="of:=SIN([.D23]*PI()/180)" office:value-type="float" office:value="0.422618261740699" calcext:value-type="float">
            <text:p>0,422618261740699</text:p>
          </table:table-cell>
          <table:table-cell table:formula="of:=(38 + [.C23] - [.B23])" office:value-type="float" office:value="13" calcext:value-type="float">
            <text:p>13</text:p>
          </table:table-cell>
          <table:table-cell table:formula="of:= (38 + [.D23] - [.B23])" office:value-type="float" office:value="8" calcext:value-type="float">
            <text:p>8</text:p>
          </table:table-cell>
          <table:table-cell table:formula="of:=((1/(SIN(38*PI()/180)))*(SQRT(SIN([.$B23]*PI()/180)*SIN([.$B23]*PI()/180) +SIN([.I23]*PI()/180)*SIN([.I23]*PI()/180) + 2*SIN([.$B23]*PI()/180)*SIN([.I23]*PI()/180)*COS(38*PI()/180))))" office:value-type="float" office:value="1.63400609253652" calcext:value-type="float">
            <text:p>1,63400609253652</text:p>
          </table:table-cell>
          <table:table-cell table:formula="of:=((1/(SIN(38*PI()/180)))*(SQRT(SIN([.$B23]*PI()/180)*SIN([.$B23]*PI()/180) +SIN([.J23]*PI()/180)*SIN([.J23]*PI()/180) + 2*SIN([.$B23]*PI()/180)*SIN([.J23]*PI()/180)*COS(38*PI()/180))))" office:value-type="float" office:value="1.51506265580513" calcext:value-type="float">
            <text:p>1,51506265580513</text:p>
          </table:table-cell>
          <table:table-cell table:formula="of:=(SIN([.B23]*PI()/180)/[.K23])*(SIN([.B23]*PI()/180)/[.K23])/([.K23]*[.K23])" office:value-type="float" office:value="0.0941270294072485" calcext:value-type="float">
            <text:p>0,094127029407249</text:p>
          </table:table-cell>
          <table:table-cell table:formula="of:=(SIN([.B23]*PI()/180)/[.L23])*(SIN([.B23]*PI()/180)/[.L23])/([.L23]*[.L23])" office:value-type="float" office:value="0.127352262401802" calcext:value-type="float">
            <text:p>0,127352262401802</text:p>
          </table:table-cell>
          <table:table-cell table:formula="of:=[.A23] - 38" office:value-type="float" office:value="72" calcext:value-type="float">
            <text:p>72</text:p>
          </table:table-cell>
          <table:table-cell table:formula="of:=0.5*SQRT(2*SIN([.B23]*PI()/180)*COS([.B23]*PI()/180) + SIN([.I23]*PI()/180)*COS([.I23]*PI()/180))* 0.05" office:value-type="float" office:value="0.0269128012544733" calcext:value-type="float">
            <text:p>0,026912801254473</text:p>
          </table:table-cell>
          <table:table-cell table:formula="of:=([.P23]*COS([.B23]*PI()/180)*0.05 + [.K23]*SIN([.B23]*PI()/180)*0.05)" office:value-type="float" office:value="0.0676967989858863" calcext:value-type="float">
            <text:p>0,06769679898588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24]/2" office:value-type="float" office:value="57.5" calcext:value-type="float">
            <text:p>57,5</text:p>
          </table:table-cell>
          <table:table-cell table:formula="of:=180 - [.E24]" office:value-type="float" office:value="31" calcext:value-type="float">
            <text:p>31</text:p>
          </table:table-cell>
          <table:table-cell table:formula="of:=180 - [.F24]"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table:formula="of:=SIN([.C24]*PI()/180)" office:value-type="float" office:value="0.515038074910054" calcext:value-type="float">
            <text:p>0,515038074910054</text:p>
          </table:table-cell>
          <table:table-cell table:formula="of:=SIN([.D24]*PI()/180)" office:value-type="float" office:value="0.438371146789077" calcext:value-type="float">
            <text:p>0,438371146789077</text:p>
          </table:table-cell>
          <table:table-cell table:formula="of:=(38 + [.C24] - [.B24])" office:value-type="float" office:value="11.5" calcext:value-type="float">
            <text:p>11,5</text:p>
          </table:table-cell>
          <table:table-cell table:formula="of:= (38 + [.D24] - [.B24])" office:value-type="float" office:value="6.5" calcext:value-type="float">
            <text:p>6,5</text:p>
          </table:table-cell>
          <table:table-cell table:formula="of:=((1/(SIN(38*PI()/180)))*(SQRT(SIN([.$B24]*PI()/180)*SIN([.$B24]*PI()/180) +SIN([.I24]*PI()/180)*SIN([.I24]*PI()/180) + 2*SIN([.$B24]*PI()/180)*SIN([.I24]*PI()/180)*COS(38*PI()/180))))" office:value-type="float" office:value="1.63725789832027" calcext:value-type="float">
            <text:p>1,63725789832027</text:p>
          </table:table-cell>
          <table:table-cell table:formula="of:=((1/(SIN(38*PI()/180)))*(SQRT(SIN([.$B24]*PI()/180)*SIN([.$B24]*PI()/180) +SIN([.J24]*PI()/180)*SIN([.J24]*PI()/180) + 2*SIN([.$B24]*PI()/180)*SIN([.J24]*PI()/180)*COS(38*PI()/180))))" office:value-type="float" office:value="1.51901235737014" calcext:value-type="float">
            <text:p>1,51901235737014</text:p>
          </table:table-cell>
          <table:table-cell table:formula="of:=(SIN([.B24]*PI()/180)/[.K24])*(SIN([.B24]*PI()/180)/[.K24])/([.K24]*[.K24])" office:value-type="float" office:value="0.0989896997273205" calcext:value-type="float">
            <text:p>0,098989699727321</text:p>
          </table:table-cell>
          <table:table-cell table:formula="of:=(SIN([.B24]*PI()/180)/[.L24])*(SIN([.B24]*PI()/180)/[.L24])/([.L24]*[.L24])" office:value-type="float" office:value="0.133602060435897" calcext:value-type="float">
            <text:p>0,133602060435897</text:p>
          </table:table-cell>
          <table:table-cell table:formula="of:=[.A24] - 38" office:value-type="float" office:value="77" calcext:value-type="float">
            <text:p>77</text:p>
          </table:table-cell>
          <table:table-cell table:formula="of:=0.5*SQRT(2*SIN([.B24]*PI()/180)*COS([.B24]*PI()/180) + SIN([.I24]*PI()/180)*COS([.I24]*PI()/180))* 0.05" office:value-type="float" office:value="0.0262401570984399" calcext:value-type="float">
            <text:p>0,02624015709844</text:p>
          </table:table-cell>
          <table:table-cell table:formula="of:=([.P24]*COS([.B24]*PI()/180)*0.05 + [.K24]*SIN([.B24]*PI()/180)*0.05)" office:value-type="float" office:value="0.0697474066082425" calcext:value-type="float">
            <text:p>0,0697474066082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25]/2" office:value-type="float" office:value="60" calcext:value-type="float">
            <text:p>60</text:p>
          </table:table-cell>
          <table:table-cell table:formula="of:=180 - [.E25]" office:value-type="float" office:value="32" calcext:value-type="float">
            <text:p>32</text:p>
          </table:table-cell>
          <table:table-cell table:formula="of:=180 - [.F25]"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table:formula="of:=SIN([.C25]*PI()/180)" office:value-type="float" office:value="0.529919264233205" calcext:value-type="float">
            <text:p>0,529919264233205</text:p>
          </table:table-cell>
          <table:table-cell table:formula="of:=SIN([.D25]*PI()/180)" office:value-type="float" office:value="0.453990499739547" calcext:value-type="float">
            <text:p>0,453990499739547</text:p>
          </table:table-cell>
          <table:table-cell table:formula="of:=(38 + [.C25] - [.B25])" office:value-type="float" office:value="10" calcext:value-type="float">
            <text:p>10</text:p>
          </table:table-cell>
          <table:table-cell table:formula="of:= (38 + [.D25] - [.B25])" office:value-type="float" office:value="5" calcext:value-type="float">
            <text:p>5</text:p>
          </table:table-cell>
          <table:table-cell table:formula="of:=((1/(SIN(38*PI()/180)))*(SQRT(SIN([.$B25]*PI()/180)*SIN([.$B25]*PI()/180) +SIN([.I25]*PI()/180)*SIN([.I25]*PI()/180) + 2*SIN([.$B25]*PI()/180)*SIN([.I25]*PI()/180)*COS(38*PI()/180))))" office:value-type="float" office:value="1.6381475555273" calcext:value-type="float">
            <text:p>1,6381475555273</text:p>
          </table:table-cell>
          <table:table-cell table:formula="of:=((1/(SIN(38*PI()/180)))*(SQRT(SIN([.$B25]*PI()/180)*SIN([.$B25]*PI()/180) +SIN([.J25]*PI()/180)*SIN([.J25]*PI()/180) + 2*SIN([.$B25]*PI()/180)*SIN([.J25]*PI()/180)*COS(38*PI()/180))))" office:value-type="float" office:value="1.52071230154714" calcext:value-type="float">
            <text:p>1,52071230154714</text:p>
          </table:table-cell>
          <table:table-cell table:formula="of:=(SIN([.B25]*PI()/180)/[.K25])*(SIN([.B25]*PI()/180)/[.K25])/([.K25]*[.K25])" office:value-type="float" office:value="0.104147581911978" calcext:value-type="float">
            <text:p>0,104147581911978</text:p>
          </table:table-cell>
          <table:table-cell table:formula="of:=(SIN([.B25]*PI()/180)/[.L25])*(SIN([.B25]*PI()/180)/[.L25])/([.L25]*[.L25])" office:value-type="float" office:value="0.140240362913569" calcext:value-type="float">
            <text:p>0,140240362913569</text:p>
          </table:table-cell>
          <table:table-cell table:formula="of:=[.A25] - 38" office:value-type="float" office:value="82" calcext:value-type="float">
            <text:p>82</text:p>
          </table:table-cell>
          <table:table-cell table:formula="of:=0.5*SQRT(2*SIN([.B25]*PI()/180)*COS([.B25]*PI()/180) + SIN([.I25]*PI()/180)*COS([.I25]*PI()/180))* 0.05" office:value-type="float" office:value="0.0254587346927247" calcext:value-type="float">
            <text:p>0,025458734692725</text:p>
          </table:table-cell>
          <table:table-cell table:formula="of:=([.P25]*COS([.B25]*PI()/180)*0.05 + [.K25]*SIN([.B25]*PI()/180)*0.05)" office:value-type="float" office:value="0.0715703382790193" calcext:value-type="float">
            <text:p>0,0715703382790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26]/2" office:value-type="float" office:value="62.5" calcext:value-type="float">
            <text:p>62,5</text:p>
          </table:table-cell>
          <table:table-cell table:formula="of:=180 - [.E26]" office:value-type="float" office:value="34" calcext:value-type="float">
            <text:p>34</text:p>
          </table:table-cell>
          <table:table-cell table:formula="of:=180 - [.F26]"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table:formula="of:=SIN([.C26]*PI()/180)" office:value-type="float" office:value="0.559192903470747" calcext:value-type="float">
            <text:p>0,559192903470747</text:p>
          </table:table-cell>
          <table:table-cell table:formula="of:=SIN([.D26]*PI()/180)" office:value-type="float" office:value="0.469471562785891" calcext:value-type="float">
            <text:p>0,469471562785891</text:p>
          </table:table-cell>
          <table:table-cell table:formula="of:=(38 + [.C26] - [.B26])" office:value-type="float" office:value="9.5" calcext:value-type="float">
            <text:p>9,5</text:p>
          </table:table-cell>
          <table:table-cell table:formula="of:= (38 + [.D26] - [.B26])" office:value-type="float" office:value="3.5" calcext:value-type="float">
            <text:p>3,5</text:p>
          </table:table-cell>
          <table:table-cell table:formula="of:=((1/(SIN(38*PI()/180)))*(SQRT(SIN([.$B26]*PI()/180)*SIN([.$B26]*PI()/180) +SIN([.I26]*PI()/180)*SIN([.I26]*PI()/180) + 2*SIN([.$B26]*PI()/180)*SIN([.I26]*PI()/180)*COS(38*PI()/180))))" office:value-type="float" office:value="1.66022003573488" calcext:value-type="float">
            <text:p>1,66022003573488</text:p>
          </table:table-cell>
          <table:table-cell table:formula="of:=((1/(SIN(38*PI()/180)))*(SQRT(SIN([.$B26]*PI()/180)*SIN([.$B26]*PI()/180) +SIN([.J26]*PI()/180)*SIN([.J26]*PI()/180) + 2*SIN([.$B26]*PI()/180)*SIN([.J26]*PI()/180)*COS(38*PI()/180))))" office:value-type="float" office:value="1.52010935247993" calcext:value-type="float">
            <text:p>1,52010935247993</text:p>
          </table:table-cell>
          <table:table-cell table:formula="of:=(SIN([.B26]*PI()/180)/[.K26])*(SIN([.B26]*PI()/180)/[.K26])/([.K26]*[.K26])" office:value-type="float" office:value="0.103560763885699" calcext:value-type="float">
            <text:p>0,103560763885699</text:p>
          </table:table-cell>
          <table:table-cell table:formula="of:=(SIN([.B26]*PI()/180)/[.L26])*(SIN([.B26]*PI()/180)/[.L26])/([.L26]*[.L26])" office:value-type="float" office:value="0.147352844485963" calcext:value-type="float">
            <text:p>0,147352844485963</text:p>
          </table:table-cell>
          <table:table-cell table:formula="of:=[.A26] - 38" office:value-type="float" office:value="87" calcext:value-type="float">
            <text:p>87</text:p>
          </table:table-cell>
          <table:table-cell table:formula="of:=0.5*SQRT(2*SIN([.B26]*PI()/180)*COS([.B26]*PI()/180) + SIN([.I26]*PI()/180)*COS([.I26]*PI()/180))* 0.05" office:value-type="float" office:value="0.0247731725047173" calcext:value-type="float">
            <text:p>0,024773172504717</text:p>
          </table:table-cell>
          <table:table-cell table:formula="of:=([.P26]*COS([.B26]*PI()/180)*0.05 + [.K26]*SIN([.B26]*PI()/180)*0.05)" office:value-type="float" office:value="0.0742036067602928" calcext:value-type="float">
            <text:p>0,0742036067602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27]/2" office:value-type="float" office:value="65" calcext:value-type="float">
            <text:p>65</text:p>
          </table:table-cell>
          <table:table-cell table:formula="of:=180 - [.E27]" office:value-type="float" office:value="35" calcext:value-type="float">
            <text:p>35</text:p>
          </table:table-cell>
          <table:table-cell table:formula="of:=180 - [.F27]"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table:formula="of:=SIN([.C27]*PI()/180)" office:value-type="float" office:value="0.573576436351046" calcext:value-type="float">
            <text:p>0,573576436351046</text:p>
          </table:table-cell>
          <table:table-cell table:formula="of:=SIN([.D27]*PI()/180)" office:value-type="float" office:value="0.5" calcext:value-type="float">
            <text:p>0,5</text:p>
          </table:table-cell>
          <table:table-cell table:formula="of:=(38 + [.C27] - [.B27])" office:value-type="float" office:value="8" calcext:value-type="float">
            <text:p>8</text:p>
          </table:table-cell>
          <table:table-cell table:formula="of:= (38 + [.D27] - [.B27])" office:value-type="float" office:value="3" calcext:value-type="float">
            <text:p>3</text:p>
          </table:table-cell>
          <table:table-cell table:formula="of:=((1/(SIN(38*PI()/180)))*(SQRT(SIN([.$B27]*PI()/180)*SIN([.$B27]*PI()/180) +SIN([.I27]*PI()/180)*SIN([.I27]*PI()/180) + 2*SIN([.$B27]*PI()/180)*SIN([.I27]*PI()/180)*COS(38*PI()/180))))" office:value-type="float" office:value="1.65607956593675" calcext:value-type="float">
            <text:p>1,65607956593675</text:p>
          </table:table-cell>
          <table:table-cell table:formula="of:=((1/(SIN(38*PI()/180)))*(SQRT(SIN([.$B27]*PI()/180)*SIN([.$B27]*PI()/180) +SIN([.J27]*PI()/180)*SIN([.J27]*PI()/180) + 2*SIN([.$B27]*PI()/180)*SIN([.J27]*PI()/180)*COS(38*PI()/180))))" office:value-type="float" office:value="1.53996441486959" calcext:value-type="float">
            <text:p>1,53996441486959</text:p>
          </table:table-cell>
          <table:table-cell table:formula="of:=(SIN([.B27]*PI()/180)/[.K27])*(SIN([.B27]*PI()/180)/[.K27])/([.K27]*[.K27])" office:value-type="float" office:value="0.109201003389088" calcext:value-type="float">
            <text:p>0,109201003389088</text:p>
          </table:table-cell>
          <table:table-cell table:formula="of:=(SIN([.B27]*PI()/180)/[.L27])*(SIN([.B27]*PI()/180)/[.L27])/([.L27]*[.L27])" office:value-type="float" office:value="0.146052394471977" calcext:value-type="float">
            <text:p>0,146052394471977</text:p>
          </table:table-cell>
          <table:table-cell table:formula="of:=[.A27] - 38" office:value-type="float" office:value="92" calcext:value-type="float">
            <text:p>92</text:p>
          </table:table-cell>
          <table:table-cell table:formula="of:=0.5*SQRT(2*SIN([.B27]*PI()/180)*COS([.B27]*PI()/180) + SIN([.I27]*PI()/180)*COS([.I27]*PI()/180))* 0.05" office:value-type="float" office:value="0.023767929035618" calcext:value-type="float">
            <text:p>0,023767929035618</text:p>
          </table:table-cell>
          <table:table-cell table:formula="of:=([.P27]*COS([.B27]*PI()/180)*0.05 + [.K27]*SIN([.B27]*PI()/180)*0.05)" office:value-type="float" office:value="0.0755481283707481" calcext:value-type="float">
            <text:p>0,0755481283707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28]/2" office:value-type="float" office:value="67.5" calcext:value-type="float">
            <text:p>67,5</text:p>
          </table:table-cell>
          <table:table-cell table:formula="of:=180 - [.E28]" office:value-type="float" office:value="36" calcext:value-type="float">
            <text:p>36</text:p>
          </table:table-cell>
          <table:table-cell table:formula="of:=180 - [.F28]"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table:formula="of:=SIN([.C28]*PI()/180)" office:value-type="float" office:value="0.587785252292473" calcext:value-type="float">
            <text:p>0,587785252292473</text:p>
          </table:table-cell>
          <table:table-cell table:formula="of:=SIN([.D28]*PI()/180)" office:value-type="float" office:value="0.515038074910054" calcext:value-type="float">
            <text:p>0,515038074910054</text:p>
          </table:table-cell>
          <table:table-cell table:formula="of:=(38 + [.C28] - [.B28])" office:value-type="float" office:value="6.5" calcext:value-type="float">
            <text:p>6,5</text:p>
          </table:table-cell>
          <table:table-cell table:formula="of:= (38 + [.D28] - [.B28])" office:value-type="float" office:value="1.5" calcext:value-type="float">
            <text:p>1,5</text:p>
          </table:table-cell>
          <table:table-cell table:formula="of:=((1/(SIN(38*PI()/180)))*(SQRT(SIN([.$B28]*PI()/180)*SIN([.$B28]*PI()/180) +SIN([.I28]*PI()/180)*SIN([.I28]*PI()/180) + 2*SIN([.$B28]*PI()/180)*SIN([.I28]*PI()/180)*COS(38*PI()/180))))" office:value-type="float" office:value="1.64941191093826" calcext:value-type="float">
            <text:p>1,64941191093826</text:p>
          </table:table-cell>
          <table:table-cell table:formula="of:=((1/(SIN(38*PI()/180)))*(SQRT(SIN([.$B28]*PI()/180)*SIN([.$B28]*PI()/180) +SIN([.J28]*PI()/180)*SIN([.J28]*PI()/180) + 2*SIN([.$B28]*PI()/180)*SIN([.J28]*PI()/180)*COS(38*PI()/180))))" office:value-type="float" office:value="1.53435738967184" calcext:value-type="float">
            <text:p>1,53435738967184</text:p>
          </table:table-cell>
          <table:table-cell table:formula="of:=(SIN([.B28]*PI()/180)/[.K28])*(SIN([.B28]*PI()/180)/[.K28])/([.K28]*[.K28])" office:value-type="float" office:value="0.115322536528398" calcext:value-type="float">
            <text:p>0,115322536528398</text:p>
          </table:table-cell>
          <table:table-cell table:formula="of:=(SIN([.B28]*PI()/180)/[.L28])*(SIN([.B28]*PI()/180)/[.L28])/([.L28]*[.L28])" office:value-type="float" office:value="0.15400136657235" calcext:value-type="float">
            <text:p>0,15400136657235</text:p>
          </table:table-cell>
          <table:table-cell table:formula="of:=[.A28] - 38" office:value-type="float" office:value="97" calcext:value-type="float">
            <text:p>97</text:p>
          </table:table-cell>
          <table:table-cell table:formula="of:=0.5*SQRT(2*SIN([.B28]*PI()/180)*COS([.B28]*PI()/180) + SIN([.I28]*PI()/180)*COS([.I28]*PI()/180))* 0.05" office:value-type="float" office:value="0.0226326963202366" calcext:value-type="float">
            <text:p>0,022632696320237</text:p>
          </table:table-cell>
          <table:table-cell table:formula="of:=([.P28]*COS([.B28]*PI()/180)*0.05 + [.K28]*SIN([.B28]*PI()/180)*0.05)" office:value-type="float" office:value="0.0766259531553845" calcext:value-type="float">
            <text:p>0,0766259531553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9]/2" office:value-type="float" office:value="70" calcext:value-type="float">
            <text:p>70</text:p>
          </table:table-cell>
          <table:table-cell table:formula="of:=180 - [.E29]" office:value-type="float" office:value="37" calcext:value-type="float">
            <text:p>37</text:p>
          </table:table-cell>
          <table:table-cell table:formula="of:=180 - [.F29]"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table:formula="of:=SIN([.C29]*PI()/180)" office:value-type="float" office:value="0.601815023152048" calcext:value-type="float">
            <text:p>0,601815023152048</text:p>
          </table:table-cell>
          <table:table-cell table:formula="of:=SIN([.D29]*PI()/180)" office:value-type="float" office:value="0.529919264233205" calcext:value-type="float">
            <text:p>0,529919264233205</text:p>
          </table:table-cell>
          <table:table-cell table:formula="of:=(38 + [.C29] - [.B29])" office:value-type="float" office:value="5" calcext:value-type="float">
            <text:p>5</text:p>
          </table:table-cell>
          <table:table-cell table:formula="of:= (38 + [.D29] - [.B29])" office:value-type="float" office:value="0" calcext:value-type="float">
            <text:p>0</text:p>
          </table:table-cell>
          <table:table-cell table:formula="of:=((1/(SIN(38*PI()/180)))*(SQRT(SIN([.$B29]*PI()/180)*SIN([.$B29]*PI()/180) +SIN([.I29]*PI()/180)*SIN([.I29]*PI()/180) + 2*SIN([.$B29]*PI()/180)*SIN([.I29]*PI()/180)*COS(38*PI()/180))))" office:value-type="float" office:value="1.64018535429762" calcext:value-type="float">
            <text:p>1,64018535429762</text:p>
          </table:table-cell>
          <table:table-cell table:formula="of:=((1/(SIN(38*PI()/180)))*(SQRT(SIN([.$B29]*PI()/180)*SIN([.$B29]*PI()/180) +SIN([.J29]*PI()/180)*SIN([.J29]*PI()/180) + 2*SIN([.$B29]*PI()/180)*SIN([.J29]*PI()/180)*COS(38*PI()/180))))" office:value-type="float" office:value="1.52631382414963" calcext:value-type="float">
            <text:p>1,52631382414963</text:p>
          </table:table-cell>
          <table:table-cell table:formula="of:=(SIN([.B29]*PI()/180)/[.K29])*(SIN([.B29]*PI()/180)/[.K29])/([.K29]*[.K29])" office:value-type="float" office:value="0.122011260641586" calcext:value-type="float">
            <text:p>0,122011260641586</text:p>
          </table:table-cell>
          <table:table-cell table:formula="of:=(SIN([.B29]*PI()/180)/[.L29])*(SIN([.B29]*PI()/180)/[.L29])/([.L29]*[.L29])" office:value-type="float" office:value="0.162703270183922" calcext:value-type="float">
            <text:p>0,162703270183922</text:p>
          </table:table-cell>
          <table:table-cell table:formula="of:=[.A29] - 38" office:value-type="float" office:value="102" calcext:value-type="float">
            <text:p>102</text:p>
          </table:table-cell>
          <table:table-cell table:formula="of:=0.5*SQRT(2*SIN([.B29]*PI()/180)*COS([.B29]*PI()/180) + SIN([.I29]*PI()/180)*COS([.I29]*PI()/180))* 0.05" office:value-type="float" office:value="0.0213543277013116" calcext:value-type="float">
            <text:p>0,021354327701312</text:p>
          </table:table-cell>
          <table:table-cell table:formula="of:=([.P29]*COS([.B29]*PI()/180)*0.05 + [.K29]*SIN([.B29]*PI()/180)*0.05)" office:value-type="float" office:value="0.0774286842187809" calcext:value-type="float">
            <text:p>0,0774286842187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среднее:</text:p>
          </table:table-cell>
          <table:table-cell table:style-name="ce1" table:formula="of:=AVERAGE([.K2:.K29])" office:value-type="float" office:value="1.6376590590003" calcext:value-type="float">
            <text:p>1,6376590590003</text:p>
          </table:table-cell>
          <table:table-cell table:style-name="ce1" table:formula="of:=AVERAGE([.L2:.L29])" office:value-type="float" office:value="1.49988345847981" calcext:value-type="float">
            <text:p>1,49988345847981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n0</text:p>
          </table:table-cell>
          <table:table-cell office:value-type="string" calcext:value-type="string">
            <text:p>n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(SIN(32*PI()/180)/(SIN(19*PI()/180)))" office:value-type="float" office:value="1.62767536375533" calcext:value-type="float">
            <text:p>1,62767536375533</text:p>
          </table:table-cell>
          <table:table-cell table:formula="of:=(SIN(29*PI()/180)/(SIN(19*PI()/180)))" office:value-type="float" office:value="1.48911867948109" calcext:value-type="float">
            <text:p>1,48911867948109</text:p>
          </table:table-cell>
          <table:table-cell table:number-columns-repeated="2"/>
          <table:table-cell table:formula="of:=((1/(SIN(38*PI()/180)))*(SQRT(SIN(2*PI()/180)*SIN(2*PI()/180) +SIN(90*PI()/180)*SIN(90*PI()/180) + 2*SIN(2*PI()/180)*SIN(90*PI()/180)*COS(38*PI()/180))))" office:value-type="float" office:value="1.66930341943194" calcext:value-type="float">
            <text:p>1,66930341943194</text:p>
          </table:table-cell>
          <table:table-cell table:formula="of:=((1/(SIN(38*PI()/180)))*(SQRT(SIN(-6*PI()/180)*SIN(-6*PI()/180) +SIN(90*PI()/180)*SIN(90*PI()/180) - 2*SIN(6*PI()/180)*SIN(90*PI()/180)*COS(38*PI()/180))))" office:value-type="float" office:value="1.49413974965909" calcext:value-type="float">
            <text:p>1,494139749659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сигма</text:p>
          </table:table-cell>
          <table:table-cell table:formula="of:=(-COS(32*PI()/180)*SIN(19*PI()/180) + SIN(32*PI()/180)*COS(19*PI()/180))/(SIN(19*PI()/180)*SIN(19*PI()/180))*0.05" office:value-type="float" office:value="0.106114370502804" calcext:value-type="float">
            <text:p>0,106114370502804</text:p>
          </table:table-cell>
          <table:table-cell table:formula="of:=(-COS(29*PI()/180)*SIN(19*PI()/180) + SIN(29*PI()/180)*COS(19*PI()/180))/(SIN(19*PI()/180)*SIN(19*PI()/180))*0.05" office:value-type="float" office:value="0.0819136728024317" calcext:value-type="float">
            <text:p>0,081913672802432</text:p>
          </table:table-cell>
          <table:table-cell table:number-columns-repeated="1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обыкновенная волна</text:p>
          </table:table-cell>
          <table:table-cell office:value-type="string" calcext:value-type="string">
            <text:p>необыкновенная волна</text:p>
          </table:table-cell>
          <table:table-cell/>
          <table:table-cell office:value-type="string" calcext:value-type="string">
            <text:p>табличное значение</text:p>
          </table:table-cell>
          <table:table-cell table:number-columns-repeated="13"/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1.64" calcext:value-type="float">
            <text:p>1,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1.63" calcext:value-type="float">
            <text:p>1,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1.67" calcext:value-type="float">
            <text:p>1,6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.485" calcext:value-type="float">
            <text:p>1,485</text:p>
          </table:table-cell>
          <table:table-cell office:value-type="float" office:value="1.655" calcext:value-type="float">
            <text:p>1,6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 style:data-style-name="N2" text:time-value="17:51:55.80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21:52:02.178000000</meta:creation-date>
    <meta:generator>LibreOffice/7.1.0.3$Windows_X86_64 LibreOffice_project/f6099ecf3d29644b5008cc8f48f42f4a40986e4c</meta:generator>
    <dc:date>2022-05-11T18:29:23.745000000</dc:date>
    <meta:editing-duration>P1DT4H53M25S</meta:editing-duration>
    <meta:editing-cycles>9</meta:editing-cycles>
    <meta:document-statistic meta:table-count="1" meta:cell-count="52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15cm" chart:symbol-height="0.1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2.713cm" svg:y="1.162cm" style:legend-expansion="custom" svg:width="3.127cm" svg:height="4.069cm" style:legend-expansion-aspect-ratio="0.768493487343328" chart:style-name="ch2"/>
        <chart:plot-area chart:style-name="ch3" table:cell-range-address="Лист1.B2:Лист1.D29 Лист1.C1:Лист1.D1" chart:data-source-has-labels="row" svg:x="1.202cm" svg:y="0.436cm" svg:width="11.505cm" svg:height="8.004cm">
          <chart:coordinate-region svg:x="1.834cm" svg:y="0.638cm" svg:width="10.681cm" svg:height="7.149cm"/>
          <chart:axis chart:dimension="x" chart:name="primary-x" chart:style-name="ch4">
            <chart:title svg:x="3.469cm" svg:y="8.437cm" chart:style-name="ch5">
              <text:p>угол падения луча на призму, градус цельсия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333cm" svg:y="7.956cm" chart:style-name="ch9">
              <text:p>угол отклонения луча призмой, градус цельсия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Лист1.C2:Лист1.C29" chart:label-cell-address="Лист1.C1:Лист1.C1" chart:class="chart:scatter">
            <chart:domain table:cell-range-address="Лист1.B2:Лист1.B29"/>
            <chart:error-indicator chart:style-name="ch11" chart:dimension="x"/>
            <chart:error-indicator chart:style-name="ch11" chart:dimension="y"/>
            <chart:data-point chart:repeated="28"/>
          </chart:series>
          <chart:series chart:style-name="ch12" chart:values-cell-range-address="Лист1.D2:Лист1.D29" chart:label-cell-address="Лист1.D1:Лист1.D1" chart:class="chart:scatter">
            <chart:error-indicator chart:style-name="ch11" chart:dimension="x"/>
            <chart:error-indicator chart:style-name="ch11" chart:dimension="y"/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угол падения обыкновенной волны</text:p>
                <draw:g>
                  <svg:desc>Лист1.C1:Лист1.C1</svg:desc>
                </draw:g>
              </table:table-cell>
              <table:table-cell office:value-type="string">
                <text:p>угол падения необыкновенной волны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2:Лист1.B29</svg:desc>
                </draw:g>
              </table:table-cell>
              <table:table-cell office:value-type="float" office:value="42">
                <text:p>42</text:p>
                <draw:g>
                  <svg:desc>Лист1.C2:Лист1.C29</svg:desc>
                </draw:g>
              </table:table-cell>
              <table:table-cell office:value-type="float" office:value="25">
                <text:p>25</text:p>
                <draw:g>
                  <svg:desc>Лист1.D2:Лист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34">
                <text:p>3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28">
                <text:p>2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">
                <text:p>22.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5">
                <text:p>27.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5">
                <text:p>32.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">
                <text:p>37.5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5">
                <text:p>42.5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27">
                <text:p>2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5">
                <text:p>47.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5">
                <text:p>52.5</text:p>
              </table:table-cell>
              <table:table-cell office:value-type="float" office:value="30">
                <text:p>30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5">
                <text:p>57.5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5">
                <text:p>62.5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.5">
                <text:p>67.5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onstant"/>
    </style:style>
    <style:style style:name="ch5" style:family="chart" style:data-style-name="N0">
      <style:chart-properties chart:display-label="true" chart:logarithmic="false" chart:maximum="0.18" chart:origin="0" chart:interval-major="0.0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inimum="1.4" chart:maximum="1.68" chart:origin="0" chart:interval-major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 chart:mean-valu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error-lower-limit="0.005" chart:error-upper-limit="0.00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diamond" chart:symbol-width="0.15cm" chart:symbol-height="0.1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subtitle svg:x="7.086cm" svg:y="5.8cm" chart:style-name="ch2">
          <text:p>y = 0,39x + 1,47</text:p>
        </chart:subtitle>
        <chart:legend chart:legend-position="end" svg:x="11.848cm" svg:y="0cm" style:legend-expansion="custom" svg:width="3.904cm" svg:height="8.753cm" style:legend-expansion-aspect-ratio="0.446018507940135" chart:style-name="ch3"/>
        <chart:plot-area chart:style-name="ch4" table:cell-range-address="Лист1.L2:Лист1.M29 Лист1.K1:Лист1.K29 Лист1.L1:Лист1.L1" chart:data-source-has-labels="row" svg:x="0.471cm" svg:y="0.861cm" svg:width="11.374cm" svg:height="7.274cm">
          <chart:coordinate-region svg:x="1.399cm" svg:y="1.063cm" svg:width="10.107cm" svg:height="6.419cm"/>
          <chart:axis chart:dimension="x" chart:name="primary-x" chart:style-name="ch5">
            <chart:title svg:x="2.297cm" svg:y="8.135cm" chart:style-name="ch6">
              <text:p>угол между оптической осью и волновой нормалью, cos^2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5.848cm" chart:style-name="ch10">
              <text:p>показатель преломления, n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K2:Лист1.K29" chart:label-cell-address="Лист1.K1:Лист1.K1" chart:class="chart:scatter">
            <chart:domain table:cell-range-address="Лист1.M2:Лист1.M29"/>
            <chart:mean-value chart:style-name="ch12"/>
            <chart:regression-curve chart:style-name="ch13"/>
            <chart:error-indicator chart:style-name="ch14" chart:dimension="x"/>
            <chart:error-indicator chart:style-name="ch15" chart:dimension="y"/>
            <chart:data-point chart:repeated="28"/>
          </chart:series>
          <chart:series chart:style-name="ch16" chart:values-cell-range-address="Лист1.L2:Лист1.L29" chart:label-cell-address="Лист1.L1:Лист1.L1" chart:class="chart:scatter">
            <chart:domain table:cell-range-address="Лист1.N2:Лист1.N29"/>
            <chart:regression-curve chart:style-name="ch17"/>
            <chart:error-indicator chart:style-name="ch14" chart:dimension="x"/>
            <chart:error-indicator chart:style-name="ch15" chart:dimension="y"/>
            <chart:data-point chart:repeated="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обыкновенная волна</text:p>
                <draw:g>
                  <svg:desc>Лист1.K1:Лист1.K1</svg:desc>
                </draw:g>
              </table:table-cell>
              <table:table-cell office:value-type="string">
                <text:p>Столбец N</text:p>
              </table:table-cell>
              <table:table-cell office:value-type="string">
                <text:p>необыкновенная волна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70932446697558">
                <text:p>0.000170932446697558</text:p>
                <draw:g>
                  <svg:desc>Лист1.M2:Лист1.M29</svg:desc>
                </draw:g>
              </table:table-cell>
              <table:table-cell office:value-type="float" office:value="1.63381716575062">
                <text:p>1.63381716575062</text:p>
                <draw:g>
                  <svg:desc>Лист1.K2:Лист1.K29</svg:desc>
                </draw:g>
              </table:table-cell>
              <table:table-cell office:value-type="float" office:value="0.000263909305433932">
                <text:p>0.000263909305433932</text:p>
                <draw:g>
                  <svg:desc>Лист1.N2:Лист1.N29</svg:desc>
                </draw:g>
              </table:table-cell>
              <table:table-cell office:value-type="float" office:value="1.46570276124979">
                <text:p>1.46570276124979</text:p>
                <draw:g>
                  <svg:desc>Лист1.L2:Лист1.L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80017014657704">
                <text:p>0.000680017014657704</text:p>
              </table:table-cell>
              <table:table-cell office:value-type="float" office:value="1.63554430975555">
                <text:p>1.63554430975555</text:p>
              </table:table-cell>
              <table:table-cell office:value-type="float" office:value="0.0010466246515153">
                <text:p>0.0010466246515153</text:p>
              </table:table-cell>
              <table:table-cell office:value-type="float" office:value="1.46840048520883">
                <text:p>1.46840048520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4959148348791">
                <text:p>0.00104959148348791</text:p>
              </table:table-cell>
              <table:table-cell office:value-type="float" office:value="1.64018535429762">
                <text:p>1.64018535429762</text:p>
              </table:table-cell>
              <table:table-cell office:value-type="float" office:value="0.00163297861482621">
                <text:p>0.00163297861482621</text:p>
              </table:table-cell>
              <table:table-cell office:value-type="float" office:value="1.46859782212784">
                <text:p>1.46859782212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364859869483">
                <text:p>0.002364859869483</text:p>
              </table:table-cell>
              <table:table-cell office:value-type="float" office:value="1.63831527879117">
                <text:p>1.63831527879117</text:p>
              </table:table-cell>
              <table:table-cell office:value-type="float" office:value="0.00364789187204947">
                <text:p>0.00364789187204947</text:p>
              </table:table-cell>
              <table:table-cell office:value-type="float" office:value="1.47007111774837">
                <text:p>1.47007111774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18724514439755">
                <text:p>0.00418724514439755</text:p>
              </table:table-cell>
              <table:table-cell office:value-type="float" office:value="1.6381475555273">
                <text:p>1.6381475555273</text:p>
              </table:table-cell>
              <table:table-cell office:value-type="float" office:value="0.00634005040821648">
                <text:p>0.00634005040821648</text:p>
              </table:table-cell>
              <table:table-cell office:value-type="float" office:value="1.47676685817628">
                <text:p>1.476766858176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44604215903557">
                <text:p>0.00944604215903557</text:p>
              </table:table-cell>
              <table:table-cell office:value-type="float" office:value="1.63187032649035">
                <text:p>1.63187032649035</text:p>
              </table:table-cell>
              <table:table-cell office:value-type="float" office:value="0.0138734113338711">
                <text:p>0.0138734113338711</text:p>
              </table:table-cell>
              <table:table-cell office:value-type="float" office:value="1.4823552627192">
                <text:p>1.4823552627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8290387343429">
                <text:p>0.0128290387343429</text:p>
              </table:table-cell>
              <table:table-cell office:value-type="float" office:value="1.62937996904206">
                <text:p>1.62937996904206</text:p>
              </table:table-cell>
              <table:table-cell office:value-type="float" office:value="0.0187784391893589">
                <text:p>0.0187784391893589</text:p>
              </table:table-cell>
              <table:table-cell office:value-type="float" office:value="1.48134436245159">
                <text:p>1.48134436245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0850190611368">
                <text:p>0.0160850190611368</text:p>
              </table:table-cell>
              <table:table-cell office:value-type="float" office:value="1.64217882315227">
                <text:p>1.64217882315227</text:p>
              </table:table-cell>
              <table:table-cell office:value-type="float" office:value="0.0245210526805889">
                <text:p>0.0245210526805889</text:p>
              </table:table-cell>
              <table:table-cell office:value-type="float" office:value="1.47788644117644">
                <text:p>1.47788644117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6120738478424">
                <text:p>0.0206120738478424</text:p>
              </table:table-cell>
              <table:table-cell office:value-type="float" office:value="1.63263614770003">
                <text:p>1.63263614770003</text:p>
              </table:table-cell>
              <table:table-cell office:value-type="float" office:value="0.0302569378299255">
                <text:p>0.0302569378299255</text:p>
              </table:table-cell>
              <table:table-cell office:value-type="float" office:value="1.48324737041011">
                <text:p>1.48324737041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46681774249987">
                <text:p>0.0246681774249987</text:p>
              </table:table-cell>
              <table:table-cell office:value-type="float" office:value="1.64036261874692">
                <text:p>1.64036261874692</text:p>
              </table:table-cell>
              <table:table-cell office:value-type="float" office:value="0.0365408629127517">
                <text:p>0.0365408629127517</text:p>
              </table:table-cell>
              <table:table-cell office:value-type="float" office:value="1.48689201761668">
                <text:p>1.486892017616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0533268371403">
                <text:p>0.0290533268371403</text:p>
              </table:table-cell>
              <table:table-cell office:value-type="float" office:value="1.64590146753501">
                <text:p>1.64590146753501</text:p>
              </table:table-cell>
              <table:table-cell office:value-type="float" office:value="0.0433969844678401">
                <text:p>0.0433969844678401</text:p>
              </table:table-cell>
              <table:table-cell office:value-type="float" office:value="1.48880531905924">
                <text:p>1.48880531905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6784393355962">
                <text:p>0.0356784393355962</text:p>
              </table:table-cell>
              <table:table-cell office:value-type="float" office:value="1.62698496608255">
                <text:p>1.62698496608255</text:p>
              </table:table-cell>
              <table:table-cell office:value-type="float" office:value="0.0508610419405975">
                <text:p>0.0508610419405975</text:p>
              </table:table-cell>
              <table:table-cell office:value-type="float" office:value="1.48897939864582">
                <text:p>1.48897939864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1346635344158">
                <text:p>0.0411346635344158</text:p>
              </table:table-cell>
              <table:table-cell office:value-type="float" office:value="1.62763220604928">
                <text:p>1.62763220604928</text:p>
              </table:table-cell>
              <table:table-cell office:value-type="float" office:value="0.0589801842195788">
                <text:p>0.0589801842195788</text:p>
              </table:table-cell>
              <table:table-cell office:value-type="float" office:value="1.48741354085863">
                <text:p>1.48741354085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0510945897386">
                <text:p>0.0470510945897386</text:p>
              </table:table-cell>
              <table:table-cell office:value-type="float" office:value="1.6261223459331">
                <text:p>1.6261223459331</text:p>
              </table:table-cell>
              <table:table-cell office:value-type="float" office:value="0.0656599585388073">
                <text:p>0.0656599585388073</text:p>
              </table:table-cell>
              <table:table-cell office:value-type="float" office:value="1.49613402460603">
                <text:p>1.496134024606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480728327964">
                <text:p>0.053480728327964</text:p>
              </table:table-cell>
              <table:table-cell office:value-type="float" office:value="1.62246088578512">
                <text:p>1.62246088578512</text:p>
              </table:table-cell>
              <table:table-cell office:value-type="float" office:value="0.072571181987973">
                <text:p>0.072571181987973</text:p>
              </table:table-cell>
              <table:table-cell office:value-type="float" office:value="1.5032545075393">
                <text:p>1.5032545075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0657511372864">
                <text:p>0.0570657511372864</text:p>
              </table:table-cell>
              <table:table-cell office:value-type="float" office:value="1.64036261874692">
                <text:p>1.64036261874692</text:p>
              </table:table-cell>
              <table:table-cell office:value-type="float" office:value="0.0797476456987768">
                <text:p>0.0797476456987768</text:p>
              </table:table-cell>
              <table:table-cell office:value-type="float" office:value="1.50870482997428">
                <text:p>1.50870482997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240521915422">
                <text:p>0.064240521915422</text:p>
              </table:table-cell>
              <table:table-cell office:value-type="float" office:value="1.63263614770003">
                <text:p>1.63263614770003</text:p>
              </table:table-cell>
              <table:table-cell office:value-type="float" office:value="0.0872319059841657">
                <text:p>0.0872319059841657</text:p>
              </table:table-cell>
              <table:table-cell office:value-type="float" office:value="1.51242146546645">
                <text:p>1.5124214654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1046739915248">
                <text:p>0.0721046739915248</text:p>
              </table:table-cell>
              <table:table-cell office:value-type="float" office:value="1.62275010791066">
                <text:p>1.62275010791066</text:p>
              </table:table-cell>
              <table:table-cell office:value-type="float" office:value="0.095075270420605">
                <text:p>0.095075270420605</text:p>
              </table:table-cell>
              <table:table-cell office:value-type="float" office:value="1.51434772255466">
                <text:p>1.51434772255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61110409301082">
                <text:p>0.0761110409301082</text:p>
              </table:table-cell>
              <table:table-cell office:value-type="float" office:value="1.63475820859828">
                <text:p>1.63475820859828</text:p>
              </table:table-cell>
              <table:table-cell office:value-type="float" office:value="0.103338085624114">
                <text:p>0.103338085624114</text:p>
              </table:table-cell>
              <table:table-cell office:value-type="float" office:value="1.51443395799094">
                <text:p>1.51443395799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02020476451155">
                <text:p>0.0802020476451155</text:p>
              </table:table-cell>
              <table:table-cell office:value-type="float" office:value="1.64467700037443">
                <text:p>1.64467700037443</text:p>
              </table:table-cell>
              <table:table-cell office:value-type="float" office:value="0.108607861497834">
                <text:p>0.108607861497834</text:p>
              </table:table-cell>
              <table:table-cell office:value-type="float" office:value="1.52462019344443">
                <text:p>1.52462019344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44208487754204">
                <text:p>0.0844208487754204</text:p>
              </table:table-cell>
              <table:table-cell office:value-type="float" office:value="1.65242173474745">
                <text:p>1.65242173474745</text:p>
              </table:table-cell>
              <table:table-cell office:value-type="float" office:value="0.117656586088778">
                <text:p>0.117656586088778</text:p>
              </table:table-cell>
              <table:table-cell office:value-type="float" office:value="1.52082508251629">
                <text:p>1.52082508251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41270294072485">
                <text:p>0.0941270294072485</text:p>
              </table:table-cell>
              <table:table-cell office:value-type="float" office:value="1.63400609253652">
                <text:p>1.63400609253652</text:p>
              </table:table-cell>
              <table:table-cell office:value-type="float" office:value="0.127352262401802">
                <text:p>0.127352262401802</text:p>
              </table:table-cell>
              <table:table-cell office:value-type="float" office:value="1.51506265580513">
                <text:p>1.51506265580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9896997273205">
                <text:p>0.0989896997273205</text:p>
              </table:table-cell>
              <table:table-cell office:value-type="float" office:value="1.63725789832027">
                <text:p>1.63725789832027</text:p>
              </table:table-cell>
              <table:table-cell office:value-type="float" office:value="0.133602060435897">
                <text:p>0.133602060435897</text:p>
              </table:table-cell>
              <table:table-cell office:value-type="float" office:value="1.51901235737014">
                <text:p>1.51901235737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4147581911978">
                <text:p>0.104147581911978</text:p>
              </table:table-cell>
              <table:table-cell office:value-type="float" office:value="1.6381475555273">
                <text:p>1.6381475555273</text:p>
              </table:table-cell>
              <table:table-cell office:value-type="float" office:value="0.140240362913569">
                <text:p>0.140240362913569</text:p>
              </table:table-cell>
              <table:table-cell office:value-type="float" office:value="1.52071230154714">
                <text:p>1.5207123015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3560763885699">
                <text:p>0.103560763885699</text:p>
              </table:table-cell>
              <table:table-cell office:value-type="float" office:value="1.66022003573488">
                <text:p>1.66022003573488</text:p>
              </table:table-cell>
              <table:table-cell office:value-type="float" office:value="0.147352844485963">
                <text:p>0.147352844485963</text:p>
              </table:table-cell>
              <table:table-cell office:value-type="float" office:value="1.52010935247993">
                <text:p>1.52010935247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9201003389088">
                <text:p>0.109201003389088</text:p>
              </table:table-cell>
              <table:table-cell office:value-type="float" office:value="1.65607956593675">
                <text:p>1.65607956593675</text:p>
              </table:table-cell>
              <table:table-cell office:value-type="float" office:value="0.146052394471977">
                <text:p>0.146052394471977</text:p>
              </table:table-cell>
              <table:table-cell office:value-type="float" office:value="1.53996441486959">
                <text:p>1.539964414869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5322536528398">
                <text:p>0.115322536528398</text:p>
              </table:table-cell>
              <table:table-cell office:value-type="float" office:value="1.64941191093826">
                <text:p>1.64941191093826</text:p>
              </table:table-cell>
              <table:table-cell office:value-type="float" office:value="0.15400136657235">
                <text:p>0.15400136657235</text:p>
              </table:table-cell>
              <table:table-cell office:value-type="float" office:value="1.53435738967184">
                <text:p>1.53435738967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2011260641586">
                <text:p>0.122011260641586</text:p>
              </table:table-cell>
              <table:table-cell office:value-type="float" office:value="1.64018535429762">
                <text:p>1.64018535429762</text:p>
              </table:table-cell>
              <table:table-cell office:value-type="float" office:value="0.162703270183922">
                <text:p>0.162703270183922</text:p>
              </table:table-cell>
              <table:table-cell office:value-type="float" office:value="1.52631382414963">
                <text:p>1.526313824149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" chart:origin="0" chart:interval-major="1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interval-major="0.0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5cm" chart:symbol-height="0.25cm" chart:link-data-style-to-source="true" chart:mean-valu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svg:stroke-width="0.05cm" svg:stroke-color="#ffd320"/>
    </style:style>
    <style:style style:name="ch16" style:family="chart">
      <style:graphic-properties svg:stroke-width="0.05cm" svg:stroke-color="#ffd320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 chart:mean-valu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graphic-properties svg:stroke-width="0.05cm" svg:stroke-color="#579d1c"/>
    </style:style>
    <style:style style:name="ch19" style:family="chart">
      <style:graphic-properties svg:stroke-width="0.05cm" svg:stroke-color="#579d1c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12cm" xlink:href=".." xlink:type="simple" chart:class="chart:scatter" chart:style-name="ch1">
        <chart:title svg:x="4.185cm" svg:y="0.199cm" chart:style-name="ch2">
          <text:p>Результаты эксперимента</text:p>
        </chart:title>
        <chart:legend chart:legend-position="end" svg:x="10.526cm" svg:y="2.541cm" style:legend-expansion="high" chart:style-name="ch3"/>
        <chart:plot-area chart:style-name="ch4" table:cell-range-address="Лист1.D43:Лист1.D46 Лист1.A43:Лист1.B47" chart:data-source-has-labels="row" svg:x="0.741cm" svg:y="1.637cm" svg:width="9.817cm" svg:height="6.772cm">
          <chart:coordinate-region svg:x="1.669cm" svg:y="1.637cm" svg:width="8.792cm" svg:height="6.119cm"/>
          <chart:axis chart:dimension="x" chart:name="primary-x" chart:style-name="ch5">
            <chart:title svg:x="4.506cm" svg:y="8.285cm" chart:style-name="ch6">
              <text:p>номер эксперимента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189cm" svg:y="6.128cm" chart:style-name="ch10">
              <text:p>показатель преломления, n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Лист1.A44:Лист1.A46" chart:label-cell-address="Лист1.A43:Лист1.A43" chart:class="chart:scatter">
            <chart:domain table:cell-range-address="Лист1.D44:Лист1.D46"/>
            <chart:error-indicator chart:style-name="ch12" chart:dimension="y"/>
            <chart:data-point chart:repeated="3"/>
          </chart:series>
          <chart:series chart:style-name="ch13" chart:values-cell-range-address="Лист1.B44:Лист1.B46" chart:label-cell-address="Лист1.B43:Лист1.B43" chart:class="chart:scatter">
            <chart:error-indicator chart:style-name="ch12" chart:dimension="y"/>
            <chart:data-point chart:repeated="3"/>
          </chart:series>
          <chart:series chart:style-name="ch14" chart:values-cell-range-address="Лист1.A47:Лист1.A47" chart:label-cell-address="Лист1.D43:Лист1.D43" chart:class="chart:scatter">
            <chart:domain table:cell-range-address="Лист1.D47:Лист1.D47"/>
            <chart:mean-value chart:style-name="ch15"/>
            <chart:regression-curve chart:style-name="ch16"/>
            <chart:data-point/>
          </chart:series>
          <chart:series chart:style-name="ch17" chart:values-cell-range-address="Лист1.B47:Лист1.B47" chart:label-cell-address="Лист1.D43:Лист1.D43" chart:class="chart:scatter">
            <chart:domain table:cell-range-address="Лист1.D47:Лист1.D47"/>
            <chart:mean-value chart:style-name="ch18"/>
            <chart:regression-curve chart:style-name="ch19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обыкновенная волна</text:p>
                <draw:g>
                  <svg:desc>Лист1.A43:Лист1.A43</svg:desc>
                </draw:g>
              </table:table-cell>
              <table:table-cell office:value-type="string">
                <text:p>необыкновенная волна</text:p>
                <draw:g>
                  <svg:desc>Лист1.B43:Лист1.B43</svg:desc>
                </draw:g>
              </table:table-cell>
              <table:table-cell office:value-type="string">
                <text:p/>
              </table:table-cell>
              <table:table-cell office:value-type="string">
                <text:p>табличное значение</text:p>
                <draw:g>
                  <svg:desc>Лист1.D43:Лист1.D43</svg:desc>
                </draw:g>
              </table:table-cell>
              <table:table-cell office:value-type="string">
                <text:p/>
              </table:table-cell>
              <table:table-cell office:value-type="string">
                <text:p>табличное значение</text:p>
                <draw:g>
                  <svg:desc>Лист1.D43:Лист1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D44:Лист1.D46</svg:desc>
                </draw:g>
              </table:table-cell>
              <table:table-cell office:value-type="float" office:value="1.47">
                <text:p>1.47</text:p>
                <draw:g>
                  <svg:desc>Лист1.A44:Лист1.A46</svg:desc>
                </draw:g>
              </table:table-cell>
              <table:table-cell office:value-type="float" office:value="1.64">
                <text:p>1.64</text:p>
                <draw:g>
                  <svg:desc>Лист1.B44:Лист1.B46</svg:desc>
                </draw:g>
              </table:table-cell>
              <table:table-cell office:value-type="float" office:value="0">
                <text:p>0</text:p>
                <draw:g>
                  <svg:desc>Лист1.D47:Лист1.D47</svg:desc>
                </draw:g>
              </table:table-cell>
              <table:table-cell office:value-type="float" office:value="1.485">
                <text:p>1.485</text:p>
                <draw:g>
                  <svg:desc>Лист1.A47:Лист1.A47</svg:desc>
                </draw:g>
              </table:table-cell>
              <table:table-cell office:value-type="float" office:value="0">
                <text:p>0</text:p>
                <draw:g>
                  <svg:desc>Лист1.D47:Лист1.D47</svg:desc>
                </draw:g>
              </table:table-cell>
              <table:table-cell office:value-type="float" office:value="1.655">
                <text:p>1.655</text:p>
                <draw:g>
                  <svg:desc>Лист1.B47:Лист1.B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.63">
                <text:p>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9">
                <text:p>1.49</text:p>
              </table:table-cell>
              <table:table-cell office:value-type="float" office:value="1.67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